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style style:name="P2" style:family="paragraph" style:parent-style-name="Standard">
      <style:text-properties fo:color="#808080" style:font-name="Courier New" fo:font-size="14pt" fo:font-weight="bold" officeooo:rsid="0001238d" officeooo:paragraph-rsid="0001238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91181" officeooo:paragraph-rsid="0009118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62e76f" officeooo:paragraph-rsid="0062e76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6769e5" officeooo:paragraph-rsid="006769e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85c0fc" officeooo:paragraph-rsid="0085c0f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5d200" officeooo:paragraph-rsid="0015d20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81067" officeooo:paragraph-rsid="0018106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d2370" officeooo:paragraph-rsid="001d237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f2b88" officeooo:paragraph-rsid="001f2b8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234255" officeooo:paragraph-rsid="0023425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2acee2" officeooo:paragraph-rsid="002acee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1b557" officeooo:paragraph-rsid="0031b55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ed5ce" officeooo:paragraph-rsid="003ed5c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53ecb" officeooo:paragraph-rsid="00453ec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99f58" officeooo:paragraph-rsid="00499f58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c9923" officeooo:paragraph-rsid="004c992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d3fa3" officeooo:paragraph-rsid="004d3fa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ee541" officeooo:paragraph-rsid="004ee54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51c892" officeooo:paragraph-rsid="0051c89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541be1" officeooo:paragraph-rsid="00541be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58a6e9" officeooo:paragraph-rsid="0058a6e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51060" officeooo:paragraph-rsid="0015106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64dc32" officeooo:paragraph-rsid="0064dc3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66e5c7" officeooo:paragraph-rsid="0066e5c7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6e5159" officeooo:paragraph-rsid="006e515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35e2d" officeooo:paragraph-rsid="00735e2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db605" officeooo:paragraph-rsid="007db605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f890d" officeooo:paragraph-rsid="007f890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9999c" officeooo:paragraph-rsid="0089999c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c226b" officeooo:paragraph-rsid="008c226b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cdf54" officeooo:paragraph-rsid="008cdf54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e7ccb" officeooo:paragraph-rsid="008e7ccb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1d17c" officeooo:paragraph-rsid="0071d17c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808080" style:font-name="Courier New" fo:font-size="20pt" fo:language="ru" fo:country="RU" fo:font-weight="bold" officeooo:rsid="006196ea" officeooo:paragraph-rsid="006196ea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808080" style:font-name="Courier New" fo:font-size="20pt" fo:language="ru" fo:country="RU" fo:font-weight="bold" officeooo:rsid="00860644" officeooo:paragraph-rsid="00860644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11dd98" officeooo:paragraph-rsid="0011dd9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91757" officeooo:paragraph-rsid="0009175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91181" officeooo:paragraph-rsid="0009118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4af0e" officeooo:paragraph-rsid="0004af0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53936" officeooo:paragraph-rsid="0005393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55b75" officeooo:paragraph-rsid="0005393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55b75" officeooo:paragraph-rsid="00055b75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6b2f6c" officeooo:paragraph-rsid="006b2f6c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703dde" officeooo:paragraph-rsid="00703dd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7db605" officeooo:paragraph-rsid="007db60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89999c" officeooo:paragraph-rsid="0089999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8cdf54" officeooo:paragraph-rsid="008cdf54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808080" style:font-name="Courier New" fo:font-size="12pt" fo:language="en" fo:country="US" fo:font-weight="bold" officeooo:rsid="00053936" officeooo:paragraph-rsid="0005393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808080" style:font-name="Courier New" fo:font-size="12pt" fo:language="en" fo:country="US" fo:font-weight="bold" officeooo:rsid="00055b75" officeooo:paragraph-rsid="0005393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ahoma" fo:font-size="8pt" officeooo:rsid="0001238d" officeooo:paragraph-rsid="0001238d" style:font-size-asian="8pt" style:font-size-complex="8pt"/>
    </style:style>
    <style:style style:name="P5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4af0e" officeooo:paragraph-rsid="0004af0e" style:font-size-asian="8pt" style:font-size-complex="8pt"/>
    </style:style>
    <style:style style:name="P5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4af0e" officeooo:paragraph-rsid="00053936" style:font-size-asian="8pt" style:font-size-complex="8pt"/>
    </style:style>
    <style:style style:name="P5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53936" officeooo:paragraph-rsid="00053936" style:font-size-asian="8pt" style:font-size-complex="8pt"/>
    </style:style>
    <style:style style:name="P5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55b75" officeooo:paragraph-rsid="00055b75" style:font-size-asian="8pt" style:font-size-complex="8pt"/>
    </style:style>
    <style:style style:name="P5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64ffb" officeooo:paragraph-rsid="0007dd57" style:font-size-asian="8pt" style:font-size-complex="8pt"/>
    </style:style>
    <style:style style:name="P5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6f53e" officeooo:paragraph-rsid="0006f53e" style:font-size-asian="8pt" style:font-size-complex="8pt"/>
    </style:style>
    <style:style style:name="P5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8014e" officeooo:paragraph-rsid="0008014e" style:font-size-asian="8pt" style:font-size-complex="8pt"/>
    </style:style>
    <style:style style:name="P5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91181" officeooo:paragraph-rsid="00091181" style:font-size-asian="8pt" style:font-size-complex="8pt"/>
    </style:style>
    <style:style style:name="P6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91757" officeooo:paragraph-rsid="00091757" style:font-size-asian="8pt" style:font-size-complex="8pt"/>
    </style:style>
    <style:style style:name="P6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ab54e" officeooo:paragraph-rsid="000ab54e" style:font-size-asian="8pt" style:font-size-complex="8pt"/>
    </style:style>
    <style:style style:name="P6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ab54e" officeooo:paragraph-rsid="000c12e1" style:font-size-asian="8pt" style:font-size-complex="8pt"/>
    </style:style>
    <style:style style:name="P6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12e1" officeooo:paragraph-rsid="000c12e1" style:font-size-asian="8pt" style:font-size-complex="8pt"/>
    </style:style>
    <style:style style:name="P6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12e1" officeooo:paragraph-rsid="000d7c8a" style:font-size-asian="8pt" style:font-size-complex="8pt"/>
    </style:style>
    <style:style style:name="P6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7c8a" officeooo:paragraph-rsid="000d7c8a" style:font-size-asian="8pt" style:font-size-complex="8pt"/>
    </style:style>
    <style:style style:name="P6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f4383" officeooo:paragraph-rsid="000f4383" style:font-size-asian="8pt" style:font-size-complex="8pt"/>
    </style:style>
    <style:style style:name="P6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1dd98" officeooo:paragraph-rsid="0011dd98" style:font-size-asian="8pt" style:font-size-complex="8pt"/>
    </style:style>
    <style:style style:name="P6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34c82" officeooo:paragraph-rsid="00134c82" style:font-size-asian="8pt" style:font-size-complex="8pt"/>
    </style:style>
    <style:style style:name="P6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51060" officeooo:paragraph-rsid="00151060" style:font-size-asian="8pt" style:font-size-complex="8pt"/>
    </style:style>
    <style:style style:name="P7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51060" officeooo:paragraph-rsid="0015d200" style:font-size-asian="8pt" style:font-size-complex="8pt"/>
    </style:style>
    <style:style style:name="P7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5d200" officeooo:paragraph-rsid="0015d200" style:font-size-asian="8pt" style:font-size-complex="8pt"/>
    </style:style>
    <style:style style:name="P7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6f561" officeooo:paragraph-rsid="0016f561" style:font-size-asian="8pt" style:font-size-complex="8pt"/>
    </style:style>
    <style:style style:name="P7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81067" officeooo:paragraph-rsid="00181067" style:font-size-asian="8pt" style:font-size-complex="8pt"/>
    </style:style>
    <style:style style:name="P7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81067" officeooo:paragraph-rsid="00195b76" style:font-size-asian="8pt" style:font-size-complex="8pt"/>
    </style:style>
    <style:style style:name="P7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d2370" officeooo:paragraph-rsid="001d2370" style:font-size-asian="8pt" style:font-size-complex="8pt"/>
    </style:style>
    <style:style style:name="P7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ed112" officeooo:paragraph-rsid="001ed112" style:font-size-asian="8pt" style:font-size-complex="8pt"/>
    </style:style>
    <style:style style:name="P7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f2b88" officeooo:paragraph-rsid="001f2b88" style:font-size-asian="8pt" style:font-size-complex="8pt"/>
    </style:style>
    <style:style style:name="P7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069cd" officeooo:paragraph-rsid="002069cd" style:font-size-asian="8pt" style:font-size-complex="8pt"/>
    </style:style>
    <style:style style:name="P7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27415" officeooo:paragraph-rsid="00227415" style:font-size-asian="8pt" style:font-size-complex="8pt"/>
    </style:style>
    <style:style style:name="P8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27415" officeooo:paragraph-rsid="0026e872" style:font-size-asian="8pt" style:font-size-complex="8pt"/>
    </style:style>
    <style:style style:name="P8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27415" officeooo:paragraph-rsid="00283103" style:font-size-asian="8pt" style:font-size-complex="8pt"/>
    </style:style>
    <style:style style:name="P8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34255" officeooo:paragraph-rsid="00234255" style:font-size-asian="8pt" style:font-size-complex="8pt"/>
    </style:style>
    <style:style style:name="P8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3e65c" officeooo:paragraph-rsid="0023e65c" style:font-size-asian="8pt" style:font-size-complex="8pt"/>
    </style:style>
    <style:style style:name="P8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83103" officeooo:paragraph-rsid="00283103" style:font-size-asian="8pt" style:font-size-complex="8pt"/>
    </style:style>
    <style:style style:name="P8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acee2" officeooo:paragraph-rsid="002acee2" style:font-size-asian="8pt" style:font-size-complex="8pt"/>
    </style:style>
    <style:style style:name="P8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ca220" officeooo:paragraph-rsid="002ca220" style:font-size-asian="8pt" style:font-size-complex="8pt"/>
    </style:style>
    <style:style style:name="P8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fb78f" officeooo:paragraph-rsid="002fb78f" style:font-size-asian="8pt" style:font-size-complex="8pt"/>
    </style:style>
    <style:style style:name="P8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1b557" officeooo:paragraph-rsid="0031b557" style:font-size-asian="8pt" style:font-size-complex="8pt"/>
    </style:style>
    <style:style style:name="P8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5a40b" officeooo:paragraph-rsid="0035a40b" style:font-size-asian="8pt" style:font-size-complex="8pt"/>
    </style:style>
    <style:style style:name="P9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5a40b" officeooo:paragraph-rsid="003cdfbc" style:font-size-asian="8pt" style:font-size-complex="8pt"/>
    </style:style>
    <style:style style:name="P9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5a40b" officeooo:paragraph-rsid="0043c4ac" style:font-size-asian="8pt" style:font-size-complex="8pt"/>
    </style:style>
    <style:style style:name="P9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ed5ce" officeooo:paragraph-rsid="003ed5ce" style:font-size-asian="8pt" style:font-size-complex="8pt"/>
    </style:style>
    <style:style style:name="P9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f9fc2" officeooo:paragraph-rsid="00405975" style:font-size-asian="8pt" style:font-size-complex="8pt"/>
    </style:style>
    <style:style style:name="P9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6347f" officeooo:paragraph-rsid="0046347f" style:font-size-asian="8pt" style:font-size-complex="8pt"/>
    </style:style>
    <style:style style:name="P9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6b1f0" officeooo:paragraph-rsid="00499f58" style:font-size-asian="8pt" style:font-size-complex="8pt"/>
    </style:style>
    <style:style style:name="P9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99f58" officeooo:paragraph-rsid="00499f58" style:font-size-asian="8pt" style:font-size-complex="8pt"/>
    </style:style>
    <style:style style:name="P9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add2a" officeooo:paragraph-rsid="004add2a" style:font-size-asian="8pt" style:font-size-complex="8pt"/>
    </style:style>
    <style:style style:name="P9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add2a" officeooo:paragraph-rsid="004c9923" style:font-size-asian="8pt" style:font-size-complex="8pt"/>
    </style:style>
    <style:style style:name="P9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add2a" officeooo:paragraph-rsid="004ee541" style:font-size-asian="8pt" style:font-size-complex="8pt"/>
    </style:style>
    <style:style style:name="P10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c9923" officeooo:paragraph-rsid="004c9923" style:font-size-asian="8pt" style:font-size-complex="8pt"/>
    </style:style>
    <style:style style:name="P10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d3fa3" officeooo:paragraph-rsid="004d3fa3" style:font-size-asian="8pt" style:font-size-complex="8pt"/>
    </style:style>
    <style:style style:name="P10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dd0e8" officeooo:paragraph-rsid="004dd0e8" style:font-size-asian="8pt" style:font-size-complex="8pt"/>
    </style:style>
    <style:style style:name="P10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ee541" officeooo:paragraph-rsid="004ee541" style:font-size-asian="8pt" style:font-size-complex="8pt"/>
    </style:style>
    <style:style style:name="P10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f8ff9" officeooo:paragraph-rsid="004f8ff9" style:font-size-asian="8pt" style:font-size-complex="8pt"/>
    </style:style>
    <style:style style:name="P10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152a3" officeooo:paragraph-rsid="005152a3" style:font-size-asian="8pt" style:font-size-complex="8pt"/>
    </style:style>
    <style:style style:name="P10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152a3" officeooo:paragraph-rsid="0051c892" style:font-size-asian="8pt" style:font-size-complex="8pt"/>
    </style:style>
    <style:style style:name="P10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1c892" officeooo:paragraph-rsid="0051c892" style:font-size-asian="8pt" style:font-size-complex="8pt"/>
    </style:style>
    <style:style style:name="P10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28292" officeooo:paragraph-rsid="00528292" style:font-size-asian="8pt" style:font-size-complex="8pt"/>
    </style:style>
    <style:style style:name="P10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3d4d3" officeooo:paragraph-rsid="00541717" style:font-size-asian="8pt" style:font-size-complex="8pt"/>
    </style:style>
    <style:style style:name="P11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41be1" officeooo:paragraph-rsid="00541be1" style:font-size-asian="8pt" style:font-size-complex="8pt"/>
    </style:style>
    <style:style style:name="P11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54a23" officeooo:paragraph-rsid="00554a23" style:font-size-asian="8pt" style:font-size-complex="8pt"/>
    </style:style>
    <style:style style:name="P11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54a23" officeooo:paragraph-rsid="0055f757" style:font-size-asian="8pt" style:font-size-complex="8pt"/>
    </style:style>
    <style:style style:name="P11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766f9" officeooo:paragraph-rsid="005766f9" style:font-size-asian="8pt" style:font-size-complex="8pt"/>
    </style:style>
    <style:style style:name="P11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800f3" officeooo:paragraph-rsid="005800f3" style:font-size-asian="8pt" style:font-size-complex="8pt"/>
    </style:style>
    <style:style style:name="P11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8a6e9" officeooo:paragraph-rsid="0058a6e9" style:font-size-asian="8pt" style:font-size-complex="8pt"/>
    </style:style>
    <style:style style:name="P11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a40c4" officeooo:paragraph-rsid="005a40c4" style:font-size-asian="8pt" style:font-size-complex="8pt"/>
    </style:style>
    <style:style style:name="P11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b0188" officeooo:paragraph-rsid="005b0188" style:font-size-asian="8pt" style:font-size-complex="8pt"/>
    </style:style>
    <style:style style:name="P11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ba73b" officeooo:paragraph-rsid="005ba73b" style:font-size-asian="8pt" style:font-size-complex="8pt"/>
    </style:style>
    <style:style style:name="P11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0711b" officeooo:paragraph-rsid="0060711b" style:font-size-asian="8pt" style:font-size-complex="8pt"/>
    </style:style>
    <style:style style:name="P12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2e76f" officeooo:paragraph-rsid="0062e76f" style:font-size-asian="8pt" style:font-size-complex="8pt"/>
    </style:style>
    <style:style style:name="P12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482c7" officeooo:paragraph-rsid="0064cd90" style:font-size-asian="8pt" style:font-size-complex="8pt"/>
    </style:style>
    <style:style style:name="P12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4cd90" officeooo:paragraph-rsid="0064cd90" style:font-size-asian="8pt" style:font-size-complex="8pt"/>
    </style:style>
    <style:style style:name="P12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636db" officeooo:paragraph-rsid="006636db" style:font-size-asian="8pt" style:font-size-complex="8pt"/>
    </style:style>
    <style:style style:name="P12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6e5c7" officeooo:paragraph-rsid="0066e5c7" style:font-size-asian="8pt" style:font-size-complex="8pt"/>
    </style:style>
    <style:style style:name="P12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769e5" officeooo:paragraph-rsid="006769e5" style:font-size-asian="8pt" style:font-size-complex="8pt"/>
    </style:style>
    <style:style style:name="P12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b2f6c" officeooo:paragraph-rsid="006b2f6c" style:font-size-asian="8pt" style:font-size-complex="8pt"/>
    </style:style>
    <style:style style:name="P12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b2f6c" officeooo:paragraph-rsid="006e8c60" style:font-size-asian="8pt" style:font-size-complex="8pt"/>
    </style:style>
    <style:style style:name="P12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e5159" officeooo:paragraph-rsid="006e5159" style:font-size-asian="8pt" style:font-size-complex="8pt"/>
    </style:style>
    <style:style style:name="P12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e5159" officeooo:paragraph-rsid="006e8c60" style:font-size-asian="8pt" style:font-size-complex="8pt"/>
    </style:style>
    <style:style style:name="P13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e5159" officeooo:paragraph-rsid="006f4192" style:font-size-asian="8pt" style:font-size-complex="8pt"/>
    </style:style>
    <style:style style:name="P13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e8c60" officeooo:paragraph-rsid="006e8c60" style:font-size-asian="8pt" style:font-size-complex="8pt"/>
    </style:style>
    <style:style style:name="P13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e8c60" officeooo:paragraph-rsid="006f4192" style:font-size-asian="8pt" style:font-size-complex="8pt"/>
    </style:style>
    <style:style style:name="P13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f4192" officeooo:paragraph-rsid="006f4192" style:font-size-asian="8pt" style:font-size-complex="8pt"/>
    </style:style>
    <style:style style:name="P13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03dde" officeooo:paragraph-rsid="00703dde" style:font-size-asian="8pt" style:font-size-complex="8pt"/>
    </style:style>
    <style:style style:name="P13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1d17c" officeooo:paragraph-rsid="0071d17c" style:font-size-asian="8pt" style:font-size-complex="8pt"/>
    </style:style>
    <style:style style:name="P13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2da0e" officeooo:paragraph-rsid="0072da0e" style:font-size-asian="8pt" style:font-size-complex="8pt"/>
    </style:style>
    <style:style style:name="P13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55dcc" officeooo:paragraph-rsid="00755dcc" style:font-size-asian="8pt" style:font-size-complex="8pt"/>
    </style:style>
    <style:style style:name="P13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56e0a" officeooo:paragraph-rsid="00756e0a" style:font-size-asian="8pt" style:font-size-complex="8pt"/>
    </style:style>
    <style:style style:name="P13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74a5f" officeooo:paragraph-rsid="00774a5f" style:font-size-asian="8pt" style:font-size-complex="8pt"/>
    </style:style>
    <style:style style:name="P14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74a5f" officeooo:paragraph-rsid="0078a1ee" style:font-size-asian="8pt" style:font-size-complex="8pt"/>
    </style:style>
    <style:style style:name="P14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b1193" officeooo:paragraph-rsid="007b1193" style:font-size-asian="8pt" style:font-size-complex="8pt"/>
    </style:style>
    <style:style style:name="P14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b1193" officeooo:paragraph-rsid="007c9132" style:font-size-asian="8pt" style:font-size-complex="8pt"/>
    </style:style>
    <style:style style:name="P14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c9132" officeooo:paragraph-rsid="007c9132" style:font-size-asian="8pt" style:font-size-complex="8pt"/>
    </style:style>
    <style:style style:name="P14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ca83c" officeooo:paragraph-rsid="007ca83c" style:font-size-asian="8pt" style:font-size-complex="8pt"/>
    </style:style>
    <style:style style:name="P14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db605" officeooo:paragraph-rsid="007db605" style:font-size-asian="8pt" style:font-size-complex="8pt"/>
    </style:style>
    <style:style style:name="P14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db605" officeooo:paragraph-rsid="0091e7e7" style:font-size-asian="8pt" style:font-size-complex="8pt"/>
    </style:style>
    <style:style style:name="P14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4042" officeooo:paragraph-rsid="007f4042" style:font-size-asian="8pt" style:font-size-complex="8pt"/>
    </style:style>
    <style:style style:name="P14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890d" officeooo:paragraph-rsid="007f890d" style:font-size-asian="8pt" style:font-size-complex="8pt"/>
    </style:style>
    <style:style style:name="P14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a79f" officeooo:paragraph-rsid="007fa79f" style:font-size-asian="8pt" style:font-size-complex="8pt"/>
    </style:style>
    <style:style style:name="P15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a79f" officeooo:paragraph-rsid="00817067" style:font-size-asian="8pt" style:font-size-complex="8pt"/>
    </style:style>
    <style:style style:name="P15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17067" officeooo:paragraph-rsid="00817067" style:font-size-asian="8pt" style:font-size-complex="8pt"/>
    </style:style>
    <style:style style:name="P15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30ae7" officeooo:paragraph-rsid="00830ae7" style:font-size-asian="8pt" style:font-size-complex="8pt"/>
    </style:style>
    <style:style style:name="P15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30ae7" officeooo:paragraph-rsid="00833651" style:font-size-asian="8pt" style:font-size-complex="8pt"/>
    </style:style>
    <style:style style:name="P15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30ae7" officeooo:paragraph-rsid="00845a4e" style:font-size-asian="8pt" style:font-size-complex="8pt"/>
    </style:style>
    <style:style style:name="P15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45a4e" officeooo:paragraph-rsid="00845a4e" style:font-size-asian="8pt" style:font-size-complex="8pt"/>
    </style:style>
    <style:style style:name="P15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4d831" officeooo:paragraph-rsid="0084d831" style:font-size-asian="8pt" style:font-size-complex="8pt"/>
    </style:style>
    <style:style style:name="P15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5c0fc" officeooo:paragraph-rsid="0085c0fc" style:font-size-asian="8pt" style:font-size-complex="8pt"/>
    </style:style>
    <style:style style:name="P15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7ccf3" officeooo:paragraph-rsid="0087ccf3" style:font-size-asian="8pt" style:font-size-complex="8pt"/>
    </style:style>
    <style:style style:name="P15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931d0" officeooo:paragraph-rsid="008931d0" style:font-size-asian="8pt" style:font-size-complex="8pt"/>
    </style:style>
    <style:style style:name="P16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9999c" officeooo:paragraph-rsid="0089999c" style:font-size-asian="8pt" style:font-size-complex="8pt"/>
    </style:style>
    <style:style style:name="P16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9999c" officeooo:paragraph-rsid="008b47e7" style:font-size-asian="8pt" style:font-size-complex="8pt"/>
    </style:style>
    <style:style style:name="P16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c226b" officeooo:paragraph-rsid="008c226b" style:font-size-asian="8pt" style:font-size-complex="8pt"/>
    </style:style>
    <style:style style:name="P16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cdf54" officeooo:paragraph-rsid="008cdf54" style:font-size-asian="8pt" style:font-size-complex="8pt"/>
    </style:style>
    <style:style style:name="P16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03230" officeooo:paragraph-rsid="00903230" style:font-size-asian="8pt" style:font-size-complex="8pt"/>
    </style:style>
    <style:style style:name="P16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1b807" officeooo:paragraph-rsid="0091b807" style:font-size-asian="8pt" style:font-size-complex="8pt"/>
    </style:style>
    <style:style style:name="P16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1b807" officeooo:paragraph-rsid="0091e7e7" style:font-size-asian="8pt" style:font-size-complex="8pt"/>
    </style:style>
    <style:style style:name="P167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6e5159" officeooo:paragraph-rsid="006e5159" style:font-size-asian="8pt" style:font-size-complex="8pt"/>
    </style:style>
    <style:style style:name="P168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735e2d" officeooo:paragraph-rsid="00735e2d" style:font-size-asian="8pt" style:font-size-complex="8pt"/>
    </style:style>
    <style:style style:name="P169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75ff1d" officeooo:paragraph-rsid="0075ff1d" style:font-size-asian="8pt" style:font-size-complex="8pt"/>
    </style:style>
    <style:style style:name="P170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78a1ee" officeooo:paragraph-rsid="0078a1ee" style:font-size-asian="8pt" style:font-size-complex="8pt"/>
    </style:style>
    <style:style style:name="P171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7b1193" officeooo:paragraph-rsid="007c9132" style:font-size-asian="8pt" style:font-size-complex="8pt"/>
    </style:style>
    <style:style style:name="P172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7db605" officeooo:paragraph-rsid="007db605" style:font-size-asian="8pt" style:font-size-complex="8pt"/>
    </style:style>
    <style:style style:name="P173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8c226b" officeooo:paragraph-rsid="008c226b" style:font-size-asian="8pt" style:font-size-complex="8pt"/>
    </style:style>
    <style:style style:name="P17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11dd98" officeooo:paragraph-rsid="0011dd98" style:font-size-asian="12pt" style:font-size-complex="12pt"/>
    </style:style>
    <style:style style:name="P17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91757" officeooo:paragraph-rsid="00091757" style:font-size-asian="12pt" style:font-size-complex="12pt"/>
    </style:style>
    <style:style style:name="P176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91181" officeooo:paragraph-rsid="00091181" style:font-size-asian="12pt" style:font-size-complex="12pt"/>
    </style:style>
    <style:style style:name="P177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4af0e" officeooo:paragraph-rsid="0004af0e" style:font-size-asian="12pt" style:font-size-complex="12pt"/>
    </style:style>
    <style:style style:name="P178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53936" officeooo:paragraph-rsid="00053936" style:font-size-asian="12pt" style:font-size-complex="12pt"/>
    </style:style>
    <style:style style:name="P179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55b75" officeooo:paragraph-rsid="00055b75" style:font-size-asian="12pt" style:font-size-complex="12pt"/>
    </style:style>
    <style:style style:name="P180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7db605" officeooo:paragraph-rsid="007db605" style:font-size-asian="12pt" style:font-size-complex="12pt"/>
    </style:style>
    <style:style style:name="P181" style:family="paragraph" style:parent-style-name="Standard">
      <style:paragraph-properties fo:text-align="justify" style:justify-single-word="false"/>
      <style:text-properties style:font-name="Courier New" fo:font-size="8pt" fo:language="ru" fo:country="RU" officeooo:rsid="0062e76f" officeooo:paragraph-rsid="0062e76f" style:font-size-asian="8pt" style:font-size-complex="8pt"/>
    </style:style>
    <style:style style:name="P182" style:family="paragraph" style:parent-style-name="Standard">
      <style:paragraph-properties fo:text-align="justify" style:justify-single-word="false"/>
      <style:text-properties style:font-name="Courier New" fo:font-size="8pt" fo:language="ru" fo:country="RU" officeooo:rsid="008cdf54" officeooo:paragraph-rsid="008cdf54" style:font-size-asian="8pt" style:font-size-complex="8pt"/>
    </style:style>
    <style:style style:name="P183" style:family="paragraph" style:parent-style-name="Standard">
      <style:paragraph-properties fo:text-align="justify" style:justify-single-word="false"/>
      <style:text-properties style:font-name="Courier New" fo:font-size="14pt" fo:language="ru" fo:country="RU" officeooo:rsid="00091181" officeooo:paragraph-rsid="00091181" style:font-size-asian="14pt" style:font-size-complex="14pt"/>
    </style:style>
    <style:style style:name="P184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6e5159" officeooo:paragraph-rsid="006e5159" style:font-size-asian="10pt" style:font-size-complex="10pt"/>
    </style:style>
    <style:style style:name="P185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71d17c" officeooo:paragraph-rsid="0071d17c" style:font-size-asian="10pt" style:font-size-complex="10pt"/>
    </style:style>
    <style:style style:name="P186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735e2d" officeooo:paragraph-rsid="00735e2d" style:font-size-asian="10pt" style:font-size-complex="10pt"/>
    </style:style>
    <style:style style:name="P187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75ff1d" officeooo:paragraph-rsid="0075ff1d" style:font-size-asian="10pt" style:font-size-complex="10pt"/>
    </style:style>
    <style:style style:name="P188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78a1ee" officeooo:paragraph-rsid="0078a1ee" style:font-size-asian="10pt" style:font-size-complex="10pt"/>
    </style:style>
    <style:style style:name="P189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7db605" officeooo:paragraph-rsid="007db605" style:font-size-asian="10pt" style:font-size-complex="10pt"/>
    </style:style>
    <style:style style:name="P190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8c226b" officeooo:paragraph-rsid="008c226b" style:font-size-asian="10pt" style:font-size-complex="10pt"/>
    </style:style>
    <style:style style:name="P191" style:family="paragraph" style:parent-style-name="Standard">
      <style:paragraph-properties fo:text-align="justify" style:justify-single-word="false"/>
      <style:text-properties style:font-name="Courier New" fo:font-size="10pt" fo:language="ru" fo:country="RU" officeooo:rsid="008cdf54" officeooo:paragraph-rsid="008cdf54" style:font-size-asian="10pt" style:font-size-complex="10pt"/>
    </style:style>
    <style:style style:name="P192" style:family="paragraph" style:parent-style-name="Standard">
      <style:paragraph-properties fo:text-align="justify" style:justify-single-word="false" fo:break-before="page"/>
      <style:text-properties fo:color="#808080" style:font-name="Courier New" fo:font-size="20pt" fo:language="ru" fo:country="RU" fo:font-weight="bold" officeooo:rsid="006769e5" officeooo:paragraph-rsid="006769e5" style:font-size-asian="20pt" style:font-weight-asian="bold" style:font-size-complex="20pt" style:font-weight-complex="bold"/>
    </style:style>
    <style:style style:name="P193" style:family="paragraph" style:parent-style-name="Standard">
      <style:paragraph-properties fo:text-align="justify" style:justify-single-word="false" fo:break-before="page"/>
      <style:text-properties fo:color="#808080" style:font-name="Courier New" fo:font-size="20pt" fo:language="ru" fo:country="RU" fo:font-weight="bold" officeooo:rsid="00860644" officeooo:paragraph-rsid="00860644" style:font-size-asian="20pt" style:font-weight-asian="bold" style:font-size-complex="20pt" style:font-weight-complex="bold"/>
    </style:style>
    <style:style style:name="P194" style:family="paragraph" style:parent-style-name="Standard">
      <style:paragraph-properties fo:text-align="justify" style:justify-single-word="false" fo:break-before="page"/>
      <style:text-properties fo:color="#808080" style:font-name="Courier New" fo:font-size="12pt" fo:language="ru" fo:country="RU" fo:font-weight="bold" officeooo:rsid="0089999c" officeooo:paragraph-rsid="0089999c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justify" style:justify-single-word="false" fo:break-before="page"/>
      <style:text-properties fo:color="#808080" style:font-name="Courier New" fo:font-size="12pt" fo:language="ru" fo:country="RU" fo:font-weight="bold" officeooo:rsid="008cdf54" officeooo:paragraph-rsid="008cdf54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text-align="justify" style:justify-single-word="false" fo:break-before="page"/>
      <style:text-properties fo:color="#808080" style:font-name="Courier New" fo:font-size="10pt" fo:language="ru" fo:country="RU" fo:font-weight="bold" officeooo:rsid="0071d17c" officeooo:paragraph-rsid="0071d17c" style:font-size-asian="10pt" style:font-weight-asian="bold" style:font-size-complex="10pt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4042" officeooo:paragraph-rsid="0091e7e7" style:font-size-asian="8pt" style:font-size-complex="8pt"/>
    </style:style>
    <style:style style:name="P198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89999c" officeooo:paragraph-rsid="0089999c" style:font-size-asian="8pt" style:font-size-complex="8pt"/>
    </style:style>
    <style:style style:name="P199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90157d" officeooo:paragraph-rsid="0090157d" style:font-size-asian="8pt" style:font-size-complex="8pt"/>
    </style:style>
    <style:style style:name="P200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89999c" officeooo:paragraph-rsid="0089999c" style:font-size-asian="10pt" style:font-size-complex="10pt"/>
    </style:style>
    <style:style style:name="P201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8cdf54" officeooo:paragraph-rsid="008cdf54" style:font-size-asian="10pt" style:font-size-complex="10pt"/>
    </style:style>
    <style:style style:name="P202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90157d" officeooo:paragraph-rsid="0090157d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d88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d88b"/>
    </style:style>
    <style:style style:name="T5" style:family="text">
      <style:text-properties fo:language="en" fo:country="US" officeooo:rsid="0006f53e"/>
    </style:style>
    <style:style style:name="T6" style:family="text">
      <style:text-properties fo:language="en" fo:country="US" officeooo:rsid="001f2b88"/>
    </style:style>
    <style:style style:name="T7" style:family="text">
      <style:text-properties fo:language="en" fo:country="US" officeooo:rsid="002e6423"/>
    </style:style>
    <style:style style:name="T8" style:family="text">
      <style:text-properties fo:language="en" fo:country="US" officeooo:rsid="003774cb"/>
    </style:style>
    <style:style style:name="T9" style:family="text">
      <style:text-properties fo:language="en" fo:country="US" officeooo:rsid="003823ae"/>
    </style:style>
    <style:style style:name="T10" style:family="text">
      <style:text-properties fo:language="en" fo:country="US" officeooo:rsid="0038fe82"/>
    </style:style>
    <style:style style:name="T11" style:family="text">
      <style:text-properties fo:language="en" fo:country="US" officeooo:rsid="003b2ce5"/>
    </style:style>
    <style:style style:name="T12" style:family="text">
      <style:text-properties fo:language="en" fo:country="US" officeooo:rsid="003cdfbc"/>
    </style:style>
    <style:style style:name="T13" style:family="text">
      <style:text-properties fo:language="en" fo:country="US" officeooo:rsid="003dffa2"/>
    </style:style>
    <style:style style:name="T14" style:family="text">
      <style:text-properties fo:language="en" fo:country="US" officeooo:rsid="003e0564"/>
    </style:style>
    <style:style style:name="T15" style:family="text">
      <style:text-properties fo:language="en" fo:country="US" officeooo:rsid="004026d9"/>
    </style:style>
    <style:style style:name="T16" style:family="text">
      <style:text-properties fo:language="en" fo:country="US" officeooo:rsid="00405975"/>
    </style:style>
    <style:style style:name="T17" style:family="text">
      <style:text-properties fo:language="en" fo:country="US" officeooo:rsid="0041b943"/>
    </style:style>
    <style:style style:name="T18" style:family="text">
      <style:text-properties fo:language="en" fo:country="US" officeooo:rsid="0043d960"/>
    </style:style>
    <style:style style:name="T19" style:family="text">
      <style:text-properties fo:language="en" fo:country="US" officeooo:rsid="004c9923"/>
    </style:style>
    <style:style style:name="T20" style:family="text">
      <style:text-properties fo:language="en" fo:country="US" officeooo:rsid="004ee541"/>
    </style:style>
    <style:style style:name="T21" style:family="text">
      <style:text-properties fo:language="en" fo:country="US" officeooo:rsid="0055f757"/>
    </style:style>
    <style:style style:name="T22" style:family="text">
      <style:text-properties fo:language="en" fo:country="US" officeooo:rsid="005800f3"/>
    </style:style>
    <style:style style:name="T23" style:family="text">
      <style:text-properties fo:language="en" fo:country="US" officeooo:rsid="005ba73b"/>
    </style:style>
    <style:style style:name="T24" style:family="text">
      <style:text-properties fo:language="en" fo:country="US" officeooo:rsid="005c6469"/>
    </style:style>
    <style:style style:name="T25" style:family="text">
      <style:text-properties fo:language="en" fo:country="US" officeooo:rsid="005c9f8e"/>
    </style:style>
    <style:style style:name="T26" style:family="text">
      <style:text-properties fo:language="en" fo:country="US" officeooo:rsid="005d6506"/>
    </style:style>
    <style:style style:name="T27" style:family="text">
      <style:text-properties fo:language="en" fo:country="US" officeooo:rsid="006196ea"/>
    </style:style>
    <style:style style:name="T28" style:family="text">
      <style:text-properties fo:language="en" fo:country="US" officeooo:rsid="006ca702"/>
    </style:style>
    <style:style style:name="T29" style:family="text">
      <style:text-properties fo:language="en" fo:country="US" officeooo:rsid="006e8c60"/>
    </style:style>
    <style:style style:name="T30" style:family="text">
      <style:text-properties fo:language="en" fo:country="US" officeooo:rsid="006f4192"/>
    </style:style>
    <style:style style:name="T31" style:family="text">
      <style:text-properties fo:language="en" fo:country="US" officeooo:rsid="0078a1ee"/>
    </style:style>
    <style:style style:name="T32" style:family="text">
      <style:text-properties fo:language="en" fo:country="US" officeooo:rsid="00794884"/>
    </style:style>
    <style:style style:name="T33" style:family="text">
      <style:text-properties fo:language="en" fo:country="US" officeooo:rsid="007b1193"/>
    </style:style>
    <style:style style:name="T34" style:family="text">
      <style:text-properties fo:language="en" fo:country="US" officeooo:rsid="007db605"/>
    </style:style>
    <style:style style:name="T35" style:family="text">
      <style:text-properties fo:language="en" fo:country="US" officeooo:rsid="007fa79f"/>
    </style:style>
    <style:style style:name="T36" style:family="text">
      <style:text-properties fo:language="en" fo:country="US" officeooo:rsid="00817067"/>
    </style:style>
    <style:style style:name="T37" style:family="text">
      <style:text-properties fo:language="en" fo:country="US" officeooo:rsid="00830ae7"/>
    </style:style>
    <style:style style:name="T38" style:family="text">
      <style:text-properties fo:language="en" fo:country="US" officeooo:rsid="00833651"/>
    </style:style>
    <style:style style:name="T39" style:family="text">
      <style:text-properties style:font-name="Courier New"/>
    </style:style>
    <style:style style:name="T40" style:family="text">
      <style:text-properties style:font-name="Courier New" fo:language="ru" fo:country="RU" officeooo:rsid="0001d88b"/>
    </style:style>
    <style:style style:name="T41" style:family="text">
      <style:text-properties style:font-name="Courier New" fo:language="en" fo:country="US"/>
    </style:style>
    <style:style style:name="T42" style:family="text">
      <style:text-properties style:font-name="Courier New" fo:language="en" fo:country="US" officeooo:rsid="0001d88b"/>
    </style:style>
    <style:style style:name="T43" style:family="text">
      <style:text-properties style:font-name="Courier New" fo:language="en" fo:country="US" officeooo:rsid="0006f53e"/>
    </style:style>
    <style:style style:name="T44" style:family="text">
      <style:text-properties style:font-name="Courier New" fo:language="en" fo:country="US" officeooo:rsid="0007dd57"/>
    </style:style>
    <style:style style:name="T45" style:family="text">
      <style:text-properties style:font-name="Courier New" fo:language="en" fo:country="US" officeooo:rsid="000c12e1"/>
    </style:style>
    <style:style style:name="T46" style:family="text">
      <style:text-properties style:font-name="Courier New" fo:language="en" fo:country="US" officeooo:rsid="000ab54e"/>
    </style:style>
    <style:style style:name="T47" style:family="text">
      <style:text-properties style:font-name="Courier New" fo:language="en" fo:country="US" officeooo:rsid="0010434a"/>
    </style:style>
    <style:style style:name="T48" style:family="text">
      <style:text-properties style:font-name="Courier New" fo:language="en" fo:country="US" officeooo:rsid="0011972c"/>
    </style:style>
    <style:style style:name="T49" style:family="text">
      <style:text-properties style:font-name="Courier New" fo:language="en" fo:country="US" officeooo:rsid="00195b76"/>
    </style:style>
    <style:style style:name="T50" style:family="text">
      <style:text-properties style:font-name="Courier New" fo:language="en" fo:country="US" officeooo:rsid="001f2b88"/>
    </style:style>
    <style:style style:name="T51" style:family="text">
      <style:text-properties style:font-name="Courier New" fo:language="en" fo:country="US" officeooo:rsid="0021c97c"/>
    </style:style>
    <style:style style:name="T52" style:family="text">
      <style:text-properties style:font-name="Courier New" fo:language="en" fo:country="US" officeooo:rsid="0025471c"/>
    </style:style>
    <style:style style:name="T53" style:family="text">
      <style:text-properties style:font-name="Courier New" fo:language="en" fo:country="US" officeooo:rsid="00283103"/>
    </style:style>
    <style:style style:name="T54" style:family="text">
      <style:text-properties style:font-name="Courier New" fo:language="en" fo:country="US" officeooo:rsid="002e6423"/>
    </style:style>
    <style:style style:name="T55" style:family="text">
      <style:text-properties style:font-name="Courier New" fo:language="en" fo:country="US" officeooo:rsid="002e8228"/>
    </style:style>
    <style:style style:name="T56" style:family="text">
      <style:text-properties style:font-name="Courier New" fo:language="en" fo:country="US" officeooo:rsid="002f5277"/>
    </style:style>
    <style:style style:name="T57" style:family="text">
      <style:text-properties style:font-name="Courier New" fo:language="en" fo:country="US" officeooo:rsid="003823ae"/>
    </style:style>
    <style:style style:name="T58" style:family="text">
      <style:text-properties style:font-name="Courier New" fo:language="en" fo:country="US" officeooo:rsid="0038fe82"/>
    </style:style>
    <style:style style:name="T59" style:family="text">
      <style:text-properties style:font-name="Courier New" fo:language="en" fo:country="US" officeooo:rsid="003b2ce5"/>
    </style:style>
    <style:style style:name="T60" style:family="text">
      <style:text-properties style:font-name="Courier New" fo:language="en" fo:country="US" officeooo:rsid="003c78a3"/>
    </style:style>
    <style:style style:name="T61" style:family="text">
      <style:text-properties style:font-name="Courier New" fo:language="en" fo:country="US" officeooo:rsid="003dffa2"/>
    </style:style>
    <style:style style:name="T62" style:family="text">
      <style:text-properties style:font-name="Courier New" fo:language="en" fo:country="US" officeooo:rsid="003e0564"/>
    </style:style>
    <style:style style:name="T63" style:family="text">
      <style:text-properties style:font-name="Courier New" fo:language="en" fo:country="US" officeooo:rsid="004026d9"/>
    </style:style>
    <style:style style:name="T64" style:family="text">
      <style:text-properties style:font-name="Courier New" fo:language="en" fo:country="US" officeooo:rsid="00405975"/>
    </style:style>
    <style:style style:name="T65" style:family="text">
      <style:text-properties style:font-name="Courier New" fo:language="en" fo:country="US" officeooo:rsid="0041b943"/>
    </style:style>
    <style:style style:name="T66" style:family="text">
      <style:text-properties style:font-name="Courier New" fo:language="en" fo:country="US" officeooo:rsid="003774cb"/>
    </style:style>
    <style:style style:name="T67" style:family="text">
      <style:text-properties style:font-name="Courier New" fo:language="en" fo:country="US" officeooo:rsid="0043d960"/>
    </style:style>
    <style:style style:name="T68" style:family="text">
      <style:text-properties style:font-name="Courier New" fo:language="en" fo:country="US" officeooo:rsid="00499f58"/>
    </style:style>
    <style:style style:name="T69" style:family="text">
      <style:text-properties style:font-name="Courier New" fo:language="en" fo:country="US" officeooo:rsid="004c9923"/>
    </style:style>
    <style:style style:name="T70" style:family="text">
      <style:text-properties style:font-name="Courier New" fo:language="en" fo:country="US" officeooo:rsid="004ee541"/>
    </style:style>
    <style:style style:name="T71" style:family="text">
      <style:text-properties style:font-name="Courier New" fo:language="en" fo:country="US" officeooo:rsid="0051c892"/>
    </style:style>
    <style:style style:name="T72" style:family="text">
      <style:text-properties style:font-name="Courier New" fo:language="en" fo:country="US" officeooo:rsid="00541717"/>
    </style:style>
    <style:style style:name="T73" style:family="text">
      <style:text-properties style:font-name="Courier New" fo:language="en" fo:country="US" officeooo:rsid="0055f757"/>
    </style:style>
    <style:style style:name="T74" style:family="text">
      <style:text-properties style:font-name="Courier New" fo:language="en" fo:country="US" officeooo:rsid="005766f9"/>
    </style:style>
    <style:style style:name="T75" style:family="text">
      <style:text-properties style:font-name="Courier New" fo:language="en" fo:country="US" officeooo:rsid="005800f3"/>
    </style:style>
    <style:style style:name="T76" style:family="text">
      <style:text-properties style:font-name="Courier New" fo:language="en" fo:country="US" officeooo:rsid="005ba73b"/>
    </style:style>
    <style:style style:name="T77" style:family="text">
      <style:text-properties style:font-name="Courier New" fo:language="en" fo:country="US" officeooo:rsid="005c9f8e"/>
    </style:style>
    <style:style style:name="T78" style:family="text">
      <style:text-properties style:font-name="Courier New" fo:language="en" fo:country="US" officeooo:rsid="005d6506"/>
    </style:style>
    <style:style style:name="T79" style:family="text">
      <style:text-properties style:font-name="Courier New" fo:language="en" fo:country="US" officeooo:rsid="005c6469"/>
    </style:style>
    <style:style style:name="T80" style:family="text">
      <style:text-properties style:font-name="Courier New" fo:language="en" fo:country="US" officeooo:rsid="006196ea"/>
    </style:style>
    <style:style style:name="T81" style:family="text">
      <style:text-properties style:font-name="Courier New" fo:language="en" fo:country="US" officeooo:rsid="006ca702"/>
    </style:style>
    <style:style style:name="T82" style:family="text">
      <style:text-properties style:font-name="Courier New" fo:language="en" fo:country="US" officeooo:rsid="00735e2d"/>
    </style:style>
    <style:style style:name="T83" style:family="text">
      <style:text-properties style:font-name="Courier New" fo:language="en" fo:country="US" officeooo:rsid="0078a1ee"/>
    </style:style>
    <style:style style:name="T84" style:family="text">
      <style:text-properties style:font-name="Courier New" fo:language="en" fo:country="US" officeooo:rsid="007b1193"/>
    </style:style>
    <style:style style:name="T85" style:family="text">
      <style:text-properties style:font-name="Courier New" fo:language="en" fo:country="US" officeooo:rsid="00817067"/>
    </style:style>
    <style:style style:name="T86" style:family="text">
      <style:text-properties style:font-name="Courier New" fo:language="en" fo:country="US" officeooo:rsid="00830ae7"/>
    </style:style>
    <style:style style:name="T87" style:family="text">
      <style:text-properties style:font-name="Courier New" fo:language="en" fo:country="US" officeooo:rsid="00833651"/>
    </style:style>
    <style:style style:name="T88" style:family="text">
      <style:text-properties style:font-name="Courier New" fo:language="en" fo:country="US" officeooo:rsid="00845a4e"/>
    </style:style>
    <style:style style:name="T89" style:family="text">
      <style:text-properties style:font-name="Courier New" fo:language="en" fo:country="US" officeooo:rsid="008b47e7"/>
    </style:style>
    <style:style style:name="T90" style:family="text">
      <style:text-properties style:font-name="Courier New" officeooo:rsid="0006f53e"/>
    </style:style>
    <style:style style:name="T91" style:family="text">
      <style:text-properties style:font-name="Courier New" officeooo:rsid="000ab54e"/>
    </style:style>
    <style:style style:name="T92" style:family="text">
      <style:text-properties style:font-name="Courier New" officeooo:rsid="000c12e1"/>
    </style:style>
    <style:style style:name="T93" style:family="text">
      <style:text-properties style:font-name="Courier New" officeooo:rsid="0010434a"/>
    </style:style>
    <style:style style:name="T94" style:family="text">
      <style:text-properties style:font-name="Courier New" officeooo:rsid="0011972c"/>
    </style:style>
    <style:style style:name="T95" style:family="text">
      <style:text-properties style:font-name="Courier New" officeooo:rsid="001f2b88"/>
    </style:style>
    <style:style style:name="T96" style:family="text">
      <style:text-properties style:font-name="Courier New" officeooo:rsid="0020d5dd"/>
    </style:style>
    <style:style style:name="T97" style:family="text">
      <style:text-properties style:font-name="Courier New" officeooo:rsid="0025471c"/>
    </style:style>
    <style:style style:name="T98" style:family="text">
      <style:text-properties style:font-name="Courier New" officeooo:rsid="002e8228"/>
    </style:style>
    <style:style style:name="T99" style:family="text">
      <style:text-properties style:font-name="Courier New" officeooo:rsid="003774cb"/>
    </style:style>
    <style:style style:name="T100" style:family="text">
      <style:text-properties style:font-name="Courier New" officeooo:rsid="0038fe82"/>
    </style:style>
    <style:style style:name="T101" style:family="text">
      <style:text-properties style:font-name="Courier New" officeooo:rsid="003dffa2"/>
    </style:style>
    <style:style style:name="T102" style:family="text">
      <style:text-properties style:font-name="Courier New" officeooo:rsid="003e0564"/>
    </style:style>
    <style:style style:name="T103" style:family="text">
      <style:text-properties style:font-name="Courier New" officeooo:rsid="004026d9"/>
    </style:style>
    <style:style style:name="T104" style:family="text">
      <style:text-properties style:font-name="Courier New" officeooo:rsid="00405975"/>
    </style:style>
    <style:style style:name="T105" style:family="text">
      <style:text-properties style:font-name="Courier New" officeooo:rsid="0041b943"/>
    </style:style>
    <style:style style:name="T106" style:family="text">
      <style:text-properties style:font-name="Courier New" officeooo:rsid="0043d960"/>
    </style:style>
    <style:style style:name="T107" style:family="text">
      <style:text-properties style:font-name="Courier New" officeooo:rsid="00480a1b"/>
    </style:style>
    <style:style style:name="T108" style:family="text">
      <style:text-properties style:font-name="Courier New" officeooo:rsid="004c9923"/>
    </style:style>
    <style:style style:name="T109" style:family="text">
      <style:text-properties style:font-name="Courier New" officeooo:rsid="00541717"/>
    </style:style>
    <style:style style:name="T110" style:family="text">
      <style:text-properties style:font-name="Courier New" officeooo:rsid="0055f757"/>
    </style:style>
    <style:style style:name="T111" style:family="text">
      <style:text-properties style:font-name="Courier New" officeooo:rsid="005800f3"/>
    </style:style>
    <style:style style:name="T112" style:family="text">
      <style:text-properties style:font-name="Courier New" officeooo:rsid="005c6469"/>
    </style:style>
    <style:style style:name="T113" style:family="text">
      <style:text-properties style:font-name="Courier New" officeooo:rsid="005c9f8e"/>
    </style:style>
    <style:style style:name="T114" style:family="text">
      <style:text-properties style:font-name="Courier New" officeooo:rsid="006196ea"/>
    </style:style>
    <style:style style:name="T115" style:family="text">
      <style:text-properties style:font-name="Courier New" officeooo:rsid="00735e2d"/>
    </style:style>
    <style:style style:name="T116" style:family="text">
      <style:text-properties style:font-name="Courier New" officeooo:rsid="00817067"/>
    </style:style>
    <style:style style:name="T117" style:family="text">
      <style:text-properties style:font-name="Courier New" officeooo:rsid="00830ae7"/>
    </style:style>
    <style:style style:name="T118" style:family="text">
      <style:text-properties style:font-name="Courier New" officeooo:rsid="00833651"/>
    </style:style>
    <style:style style:name="T119" style:family="text">
      <style:text-properties style:font-name="Courier New" officeooo:rsid="008b47e7"/>
    </style:style>
    <style:style style:name="T120" style:family="text">
      <style:text-properties officeooo:rsid="00053936"/>
    </style:style>
    <style:style style:name="T121" style:family="text">
      <style:text-properties officeooo:rsid="00055b75"/>
    </style:style>
    <style:style style:name="T122" style:family="text">
      <style:text-properties officeooo:rsid="0006f53e"/>
    </style:style>
    <style:style style:name="T123" style:family="text">
      <style:text-properties officeooo:rsid="0007dd57"/>
    </style:style>
    <style:style style:name="T124" style:family="text">
      <style:text-properties officeooo:rsid="00091757"/>
    </style:style>
    <style:style style:name="T125" style:family="text">
      <style:text-properties style:font-name="Tahoma"/>
    </style:style>
    <style:style style:name="T126" style:family="text">
      <style:text-properties style:font-name="Tahoma" fo:language="en" fo:country="US"/>
    </style:style>
    <style:style style:name="T127" style:family="text">
      <style:text-properties style:font-name="Tahoma" fo:language="en" fo:country="US" officeooo:rsid="0010434a"/>
    </style:style>
    <style:style style:name="T128" style:family="text">
      <style:text-properties style:font-name="Tahoma" fo:language="en" fo:country="US" officeooo:rsid="0011972c"/>
    </style:style>
    <style:style style:name="T129" style:family="text">
      <style:text-properties style:font-name="Tahoma" fo:language="en" fo:country="US" officeooo:rsid="008b47e7"/>
    </style:style>
    <style:style style:name="T130" style:family="text">
      <style:text-properties style:font-name="Tahoma" officeooo:rsid="000ab54e"/>
    </style:style>
    <style:style style:name="T131" style:family="text">
      <style:text-properties style:font-name="Tahoma" officeooo:rsid="000c12e1"/>
    </style:style>
    <style:style style:name="T132" style:family="text">
      <style:text-properties style:font-name="Tahoma" officeooo:rsid="000d7c8a"/>
    </style:style>
    <style:style style:name="T133" style:family="text">
      <style:text-properties style:font-name="Tahoma" officeooo:rsid="0010434a"/>
    </style:style>
    <style:style style:name="T134" style:family="text">
      <style:text-properties style:font-name="Tahoma" officeooo:rsid="0011972c"/>
    </style:style>
    <style:style style:name="T135" style:family="text">
      <style:text-properties style:font-name="Tahoma" officeooo:rsid="00195b76"/>
    </style:style>
    <style:style style:name="T136" style:family="text">
      <style:text-properties style:font-name="Tahoma" officeooo:rsid="0043d960"/>
    </style:style>
    <style:style style:name="T137" style:family="text">
      <style:text-properties style:font-name="Tahoma" officeooo:rsid="004c9923"/>
    </style:style>
    <style:style style:name="T138" style:family="text">
      <style:text-properties style:font-name="Tahoma" officeooo:rsid="0064dc32"/>
    </style:style>
    <style:style style:name="T139" style:family="text">
      <style:text-properties style:font-name="Tahoma" officeooo:rsid="0066e5c7"/>
    </style:style>
    <style:style style:name="T140" style:family="text">
      <style:text-properties style:font-name="Tahoma" officeooo:rsid="00833651"/>
    </style:style>
    <style:style style:name="T141" style:family="text">
      <style:text-properties style:font-name="Tahoma" officeooo:rsid="00845a4e"/>
    </style:style>
    <style:style style:name="T142" style:family="text">
      <style:text-properties style:font-name="Tahoma" officeooo:rsid="0084d831"/>
    </style:style>
    <style:style style:name="T143" style:family="text">
      <style:text-properties style:font-name="Tahoma" officeooo:rsid="00860644"/>
    </style:style>
    <style:style style:name="T144" style:family="text">
      <style:text-properties style:font-name="Tahoma" officeooo:rsid="008b47e7"/>
    </style:style>
    <style:style style:name="T145" style:family="text">
      <style:text-properties officeooo:rsid="0011972c"/>
    </style:style>
    <style:style style:name="T146" style:family="text">
      <style:text-properties officeooo:rsid="0016f561"/>
    </style:style>
    <style:style style:name="T147" style:family="text">
      <style:text-properties officeooo:rsid="00195b76"/>
    </style:style>
    <style:style style:name="T148" style:family="text">
      <style:text-properties officeooo:rsid="001f2b88"/>
    </style:style>
    <style:style style:name="T149" style:family="text">
      <style:text-properties officeooo:rsid="0020d5dd"/>
    </style:style>
    <style:style style:name="T150" style:family="text">
      <style:text-properties officeooo:rsid="0021c97c"/>
    </style:style>
    <style:style style:name="T151" style:family="text">
      <style:text-properties officeooo:rsid="0025471c"/>
    </style:style>
    <style:style style:name="T152" style:family="text">
      <style:text-properties officeooo:rsid="00283103"/>
    </style:style>
    <style:style style:name="T153" style:family="text">
      <style:text-properties officeooo:rsid="002e8228"/>
    </style:style>
    <style:style style:name="T154" style:family="text">
      <style:text-properties officeooo:rsid="002f5277"/>
    </style:style>
    <style:style style:name="T155" style:family="text">
      <style:text-properties officeooo:rsid="003774cb"/>
    </style:style>
    <style:style style:name="T156" style:family="text">
      <style:text-properties officeooo:rsid="003823ae"/>
    </style:style>
    <style:style style:name="T157" style:family="text">
      <style:text-properties officeooo:rsid="0038fe82"/>
    </style:style>
    <style:style style:name="T158" style:family="text">
      <style:text-properties officeooo:rsid="003cdfbc"/>
    </style:style>
    <style:style style:name="T159" style:family="text">
      <style:text-properties officeooo:rsid="003dffa2"/>
    </style:style>
    <style:style style:name="T160" style:family="text">
      <style:text-properties officeooo:rsid="003e0564"/>
    </style:style>
    <style:style style:name="T161" style:family="text">
      <style:text-properties officeooo:rsid="003e58cb"/>
    </style:style>
    <style:style style:name="T162" style:family="text">
      <style:text-properties officeooo:rsid="004026d9"/>
    </style:style>
    <style:style style:name="T163" style:family="text">
      <style:text-properties officeooo:rsid="00405975"/>
    </style:style>
    <style:style style:name="T164" style:family="text">
      <style:text-properties officeooo:rsid="0041b943"/>
    </style:style>
    <style:style style:name="T165" style:family="text">
      <style:text-properties officeooo:rsid="0043d960"/>
    </style:style>
    <style:style style:name="T166" style:family="text">
      <style:text-properties officeooo:rsid="0046b1f0"/>
    </style:style>
    <style:style style:name="T167" style:family="text">
      <style:text-properties officeooo:rsid="00480a1b"/>
    </style:style>
    <style:style style:name="T168" style:family="text">
      <style:text-properties officeooo:rsid="00499f58"/>
    </style:style>
    <style:style style:name="T169" style:family="text">
      <style:text-properties officeooo:rsid="004add2a"/>
    </style:style>
    <style:style style:name="T170" style:family="text">
      <style:text-properties officeooo:rsid="004c9923"/>
    </style:style>
    <style:style style:name="T171" style:family="text">
      <style:text-properties officeooo:rsid="004ee541"/>
    </style:style>
    <style:style style:name="T172" style:family="text">
      <style:text-properties officeooo:rsid="004f8ff9"/>
    </style:style>
    <style:style style:name="T173" style:family="text">
      <style:text-properties officeooo:rsid="0051c892"/>
    </style:style>
    <style:style style:name="T174" style:family="text">
      <style:text-properties officeooo:rsid="00528292"/>
    </style:style>
    <style:style style:name="T175" style:family="text">
      <style:text-properties officeooo:rsid="00541717"/>
    </style:style>
    <style:style style:name="T176" style:family="text">
      <style:text-properties officeooo:rsid="00541be1"/>
    </style:style>
    <style:style style:name="T177" style:family="text">
      <style:text-properties officeooo:rsid="0055f757"/>
    </style:style>
    <style:style style:name="T178" style:family="text">
      <style:text-properties officeooo:rsid="005766f9"/>
    </style:style>
    <style:style style:name="T179" style:family="text">
      <style:text-properties officeooo:rsid="005800f3"/>
    </style:style>
    <style:style style:name="T180" style:family="text">
      <style:text-properties officeooo:rsid="005b0188"/>
    </style:style>
    <style:style style:name="T181" style:family="text">
      <style:text-properties officeooo:rsid="005ba73b"/>
    </style:style>
    <style:style style:name="T182" style:family="text">
      <style:text-properties officeooo:rsid="005c6469"/>
    </style:style>
    <style:style style:name="T183" style:family="text">
      <style:text-properties officeooo:rsid="005c9f8e"/>
    </style:style>
    <style:style style:name="T184" style:family="text">
      <style:text-properties officeooo:rsid="006196ea"/>
    </style:style>
    <style:style style:name="T185" style:family="text">
      <style:text-properties officeooo:rsid="0064dc32"/>
    </style:style>
    <style:style style:name="T186" style:family="text">
      <style:text-properties officeooo:rsid="006636db"/>
    </style:style>
    <style:style style:name="T187" style:family="text">
      <style:text-properties officeooo:rsid="006ca702"/>
    </style:style>
    <style:style style:name="T188" style:family="text">
      <style:text-properties officeooo:rsid="006e5159"/>
    </style:style>
    <style:style style:name="T189" style:family="text">
      <style:text-properties officeooo:rsid="006e8c60"/>
    </style:style>
    <style:style style:name="T190" style:family="text">
      <style:text-properties officeooo:rsid="006f4192"/>
    </style:style>
    <style:style style:name="T191" style:family="text">
      <style:text-properties officeooo:rsid="0072da0e"/>
    </style:style>
    <style:style style:name="T192" style:family="text">
      <style:text-properties officeooo:rsid="00735e2d"/>
    </style:style>
    <style:style style:name="T193" style:family="text">
      <style:text-properties officeooo:rsid="0078a1ee"/>
    </style:style>
    <style:style style:name="T194" style:family="text">
      <style:text-properties officeooo:rsid="00794884"/>
    </style:style>
    <style:style style:name="T195" style:family="text">
      <style:text-properties officeooo:rsid="007b1193"/>
    </style:style>
    <style:style style:name="T196" style:family="text">
      <style:text-properties officeooo:rsid="007c9132"/>
    </style:style>
    <style:style style:name="T197" style:family="text">
      <style:text-properties officeooo:rsid="007db605"/>
    </style:style>
    <style:style style:name="T198" style:family="text">
      <style:text-properties officeooo:rsid="007fa79f"/>
    </style:style>
    <style:style style:name="T199" style:family="text">
      <style:text-properties officeooo:rsid="00817067"/>
    </style:style>
    <style:style style:name="T200" style:family="text">
      <style:text-properties officeooo:rsid="00830ae7"/>
    </style:style>
    <style:style style:name="T201" style:family="text">
      <style:text-properties officeooo:rsid="00833651"/>
    </style:style>
    <style:style style:name="T202" style:family="text">
      <style:text-properties officeooo:rsid="009275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Часть 1 (<text:span text:style-name="T3">AWT</text:span>)</text:p>
      <text:p text:style-name="P35"/>
      <text:p text:style-name="P2">AWT</text:p>
      <text:p text:style-name="P2"/>
      <text:p text:style-name="P51">AWT – Advanced WindowingToolkit. <text:span text:style-name="T1">Это самая первая графическая библиотека. И, при этом, единственная графическая библиотека, не объявленная устаревшей (завершение срока ее поддержки не объявлено). </text:span><text:span text:style-name="T2">Эта библиотека располагается в пакете</text:span><text:span text:style-name="T40"> </text:span><text:span text:style-name="T42">java.awt</text:span><text:span text:style-name="T4">.</text:span></text:p>
      <text:p text:style-name="P40"/>
      <text:p text:style-name="P40">Класс <text:span text:style-name="T3">Component</text:span></text:p>
      <text:p text:style-name="P177"/>
      <text:p text:style-name="P53">Этот класс является вершиной иерархии классов отображаемых объектов (кроме <text:span text:style-name="T120">объектов </text:span>меню).</text:p>
      <text:p text:style-name="P53">Это абстрактный класс.</text:p>
      <text:p text:style-name="P40"/>
      <text:p text:style-name="P40">Класс <text:span text:style-name="T3">Container</text:span></text:p>
      <text:p text:style-name="P177"/>
      <text:p text:style-name="P52">Это подкласс<text:span text:style-name="T39"> </text:span><text:span text:style-name="T41">Component</text:span><text:span text:style-name="T3">, </text:span>он отве<text:span text:style-name="T120">ч</text:span>ает за компоновку отображаемых объектов <text:span text:style-name="T120">(он использется для инкапсуллирования отображаемых объектов)</text:span>.</text:p>
      <text:p text:style-name="P41"/>
      <text:p text:style-name="P41">Класс <text:span text:style-name="T3">Panel</text:span></text:p>
      <text:p text:style-name="P178"/>
      <text:p text:style-name="P54">Это подкласс<text:span text:style-name="T39"> </text:span><text:span text:style-name="T41">Container</text:span><text:span text:style-name="T3">, </text:span>является суперклассом для<text:span text:style-name="T39"> </text:span><text:span text:style-name="T41">Applet</text:span><text:span text:style-name="T3">.</text:span></text:p>
      <text:p text:style-name="P41"/>
      <text:p text:style-name="P41">Класс <text:span text:style-name="T3">Window</text:span></text:p>
      <text:p text:style-name="P178"/>
      <text:p text:style-name="P54">Это подкласс<text:span text:style-name="T39"> </text:span><text:span text:style-name="T41">Container</text:span><text:span text:style-name="T3">, </text:span><text:span text:style-name="T121">используется для создания собственно окна</text:span><text:span text:style-name="T3">.</text:span></text:p>
      <text:p text:style-name="P49"/>
      <text:p text:style-name="P42">Класс <text:span text:style-name="T3">Frame</text:span></text:p>
      <text:p text:style-name="P50"/>
      <text:p text:style-name="P55">Это подкласс<text:span text:style-name="T39"> </text:span><text:span text:style-name="T41">Window</text:span><text:span text:style-name="T3">, </text:span>используется для создания контента окна.</text:p>
      <text:p text:style-name="P56">Окно создается либо без заголовка, либо с заголовком (тогда конструктор окна принимает параметр — строку (заголовок окна), и его запись принимает вид <text:span text:style-name="T41">Frame( … );</text:span>).</text:p>
      <text:p text:style-name="P56"><text:span text:style-name="T123">Заголовок окна можно задать/ изменить и после его создания — методом </text:span><text:span text:style-name="T44">setTitle() - </text:span><text:span text:style-name="T123">он принимает строку (заголовок окна) и возвращает ничтоже.</text:span></text:p>
      <text:p text:style-name="P56"><text:soft-page-break/>Размеры окна задаются после его создания — методом<text:span text:style-name="T39"> </text:span><text:span text:style-name="T41">setSize()</text:span><text:span text:style-name="T3">, </text:span>он принимает в параметрах объект<text:span text:style-name="T39"> </text:span><text:span text:style-name="T41">Dimension </text:span><text:span text:style-name="T3">(</text:span>содержит габариты окна<text:span text:style-name="T39"> — </text:span><text:span text:style-name="T43">width</text:span><text:span text:style-name="T5">,</text:span><text:span text:style-name="T43"> height</text:span><text:span text:style-name="T3">), </text:span>либо два целочисленных (<text:span text:style-name="T122">ширина и высота — </text:span>габариты окна в пикселах). <text:span text:style-name="T122">Возврат габаритов окна производится методом </text:span><text:span text:style-name="T43">getSize() - </text:span><text:span text:style-name="T122">он возвращает объект</text:span><text:span text:style-name="T90"> </text:span><text:span text:style-name="T43">Dimension</text:span><text:span text:style-name="T5">.</text:span></text:p>
      <text:p text:style-name="P57">Созданное окно изначально является не отображаемым. Отображение созданного окна регулируется методом<text:span text:style-name="T39"> </text:span><text:span text:style-name="T41">setVisible() - </text:span>принимает логическое значение (<text:span text:style-name="T41">true – </text:span><text:span text:style-name="T3">visible,</text:span><text:span text:style-name="T41"> false – </text:span><text:span text:style-name="T3">no</text:span>).</text:p>
      <text:p text:style-name="P58">На практике окно создается не как объект<text:span text:style-name="T39"> </text:span><text:span text:style-name="T41">Frame</text:span><text:span text:style-name="T3">, </text:span>а как объект его подкласса (это потому, что окно класса<text:span text:style-name="T39"> </text:span><text:span text:style-name="T41">Frame </text:span>не позволяет динамически формировать контент в нем; чтобы избежать этих ограничений, в пользовательском подклассе<text:span text:style-name="T39"> </text:span><text:span text:style-name="T41">Frame </text:span>следует переопределить соответствующие методы).</text:p>
      <text:p text:style-name="P43"/>
      <text:p text:style-name="P43">Класс <text:span text:style-name="T3">Canvas</text:span></text:p>
      <text:p text:style-name="P179"/>
      <text:p text:style-name="P55">Это подкласс<text:span text:style-name="T39"> </text:span><text:span text:style-name="T41">Component</text:span><text:span text:style-name="T3">, </text:span>используется для создания окна, инкапсуллирующего его содержимое<text:span text:style-name="T3">.</text:span></text:p>
      <text:p text:style-name="P3"/>
      <text:p text:style-name="P3">О графическом выводе</text:p>
      <text:p text:style-name="P183"/>
      <text:p text:style-name="P59">Весь графический вывод происходит в графическом контексте. Графический контекст инкапсуллиован объектом<text:span text:style-name="T39"> </text:span><text:span text:style-name="T41">Graphics</text:span><text:span text:style-name="T3">.</text:span></text:p>
      <text:p text:style-name="P59">Этот объект может быть возвращен методом<text:span text:style-name="T39"> </text:span><text:span text:style-name="T41">getGaphics() </text:span>класса<text:span text:style-name="T39"> </text:span><text:span text:style-name="T41">Component</text:span><text:span text:style-name="T3">. </text:span>Объект<text:span text:style-name="T39"> </text:span><text:span text:style-name="T41">Graphics </text:span>содержит ряд методов, в том числе методы для рисования графических примитивов (о них — вдругих источниках).</text:p>
      <text:p text:style-name="P39"/>
      <text:p text:style-name="P39">Цвет</text:p>
      <text:p text:style-name="P176"/>
      <text:p text:style-name="P59">Средства для работы с цветом <text:span text:style-name="T3">(</text:span><text:span text:style-name="T124">и </text:span>собственно цвет<text:span text:style-name="T3">) </text:span>содержатся в классе<text:span text:style-name="T39"> </text:span><text:span text:style-name="T41">Color</text:span><text:span text:style-name="T3">. </text:span>Пользовательский цвет можно создать так<text:span text:style-name="T39"> — </text:span><text:span text:style-name="T41">Color( … )</text:span><text:span text:style-name="T3">, </text:span>передав в параметрах секвенцию целочисленных (ряд значений <text:span text:style-name="T3">R, G, B, </text:span><text:span text:style-name="T124">в десятичке</text:span>), либо целочисленное (собственно значение целевого цвета, <text:span text:style-name="T124">32-битное, младший байт — не значащий</text:span>).</text:p>
      <text:p text:style-name="P60">Методы<text:span text:style-name="T39"> </text:span><text:span text:style-name="T41">getRed()</text:span><text:span text:style-name="T3">,</text:span><text:span text:style-name="T41"> getGreen()</text:span><text:span text:style-name="T3">,</text:span><text:span text:style-name="T41"> getBlue() </text:span>возвращают значения одноименных составляющих цвета; параметров непринимают; возвращают целочисленное.</text:p>
      <text:p text:style-name="P60">Метод<text:span text:style-name="T39"> </text:span><text:span text:style-name="T41">getRGB() </text:span>возвращает собственно значение цвета; параметров непринимает; возвращает целочисленное.</text:p>
      <text:p text:style-name="P60">Метод<text:span text:style-name="T39"> </text:span><text:span text:style-name="T41">setColor() </text:span>позволяет изменить значение цвета, принимает параметр — значение цвета (объект<text:span text:style-name="T39"> </text:span><text:span text:style-name="T41">Color</text:span>), возвращает ничтоже.</text:p>
      <text:p text:style-name="P38"><text:soft-page-break/>Шрифт</text:p>
      <text:p text:style-name="P175"/>
      <text:p text:style-name="P60">Средства для работы со шрифтом (и собственно шрифт) содержаться в классе <text:span text:style-name="T41">Font</text:span><text:span text:style-name="T126">. </text:span><text:span text:style-name="T130">Шрифт характеризуется именем семейства, логическим именем — важно во время выполнения, и именем гарнитуры.</text:span></text:p>
      <text:p text:style-name="P62"><text:span text:style-name="T125">Статический метод</text:span><text:span text:style-name="T39"> </text:span><text:span text:style-name="T41">equals() </text:span><text:span text:style-name="T125">возвращает результат проверки, является ли указанный объект шрифта содержащим тот же шрифт, что и свой объект.</text:span></text:p>
      <text:p text:style-name="P63"><text:span text:style-name="T130">Статический метод</text:span><text:span text:style-name="T91"> </text:span><text:span text:style-name="T46">hashCode() </text:span><text:span text:style-name="T130">возращает</text:span><text:span text:style-name="T91"> </text:span><text:span text:style-name="T46">int – </text:span><text:span text:style-name="T130">свой хэш.</text:span></text:p>
      <text:p text:style-name="P65"><text:span text:style-name="T130">М</text:span><text:span text:style-name="T125">етод</text:span><text:span text:style-name="T39"> </text:span><text:span text:style-name="T41">toString() </text:span><text:span text:style-name="T125">возвращает строку — представление своего шрифта.</text:span></text:p>
      <text:p text:style-name="P61"><text:span text:style-name="T125">Статический метод</text:span><text:span text:style-name="T39"> </text:span><text:span text:style-name="T41">decode() </text:span><text:span text:style-name="T125">возвращает объект шрифта; принимает строку — имя шрифта.</text:span></text:p>
      <text:p text:style-name="P61"><text:span text:style-name="T125">Статический метод</text:span><text:span text:style-name="T39"> </text:span><text:span text:style-name="T41">getFamily() </text:span><text:span text:style-name="T125">возвращает строку — имя семейства своего шрифта.</text:span></text:p>
      <text:p text:style-name="P61"><text:span text:style-name="T125">Статический метод</text:span><text:span text:style-name="T39"> </text:span><text:span text:style-name="T41">getFont() </text:span><text:span text:style-name="T125">возвращает объект шрифта; принимает строку — системное свойство.</text:span></text:p>
      <text:p text:style-name="P62"><text:span text:style-name="T125">Статический метод</text:span><text:span text:style-name="T39"> </text:span><text:span text:style-name="T41">getFont</text:span><text:span text:style-name="T45">Name</text:span><text:span text:style-name="T41">() </text:span><text:span text:style-name="T125">возвращает </text:span><text:span text:style-name="T131">строку — имя своего</text:span><text:span text:style-name="T125"> шрифта.</text:span></text:p>
      <text:p text:style-name="P62"><text:span text:style-name="T125">Статический метод</text:span><text:span text:style-name="T39"> </text:span><text:span text:style-name="T41">get</text:span><text:span text:style-name="T45">Name</text:span><text:span text:style-name="T41">() </text:span><text:span text:style-name="T125">возвращает </text:span><text:span text:style-name="T131">строку — лог. имя своего</text:span><text:span text:style-name="T125"> шрифта.</text:span></text:p>
      <text:p text:style-name="P62"><text:span text:style-name="T125">Статический метод</text:span><text:span text:style-name="T39"> </text:span><text:span text:style-name="T41">get</text:span><text:span text:style-name="T45">Size</text:span><text:span text:style-name="T41">() </text:span><text:span text:style-name="T125">возвращает</text:span><text:span text:style-name="T39"> </text:span><text:span text:style-name="T45">int</text:span><text:span text:style-name="T92"> — </text:span><text:span text:style-name="T131">размер своего</text:span><text:span text:style-name="T125"> шрифта, </text:span><text:span text:style-name="T131">пт</text:span><text:span text:style-name="T125">.</text:span></text:p>
      <text:p text:style-name="P64"><text:span text:style-name="T125">Статический метод</text:span><text:span text:style-name="T39"> </text:span><text:span text:style-name="T41">getStyle() </text:span><text:span text:style-name="T125">возвращает </text:span><text:span text:style-name="T91"><text:s/></text:span><text:span text:style-name="T41">int</text:span><text:span text:style-name="T39"> — </text:span><text:span text:style-name="T132">стиль</text:span><text:span text:style-name="T125"> своего</text:span><text:span text:style-name="T130"> шрифта.</text:span></text:p>
      <text:p text:style-name="P65"><text:span text:style-name="T130">М</text:span><text:span text:style-name="T125">етод</text:span><text:span text:style-name="T39"> </text:span><text:span text:style-name="T41">isBold() </text:span><text:span text:style-name="T125">возвращает</text:span><text:span text:style-name="T39"> </text:span><text:span text:style-name="T41">boolean – </text:span><text:span text:style-name="T125">является ли начертание таковым.</text:span></text:p>
      <text:p text:style-name="P65"><text:span text:style-name="T130">М</text:span><text:span text:style-name="T125">етод</text:span><text:span text:style-name="T39"> </text:span><text:span text:style-name="T41">isItalic() </text:span><text:span text:style-name="T125">возвращает</text:span><text:span text:style-name="T39"> </text:span><text:span text:style-name="T41">boolean – </text:span><text:span text:style-name="T125">является ли начертание таковым.</text:span></text:p>
      <text:p text:style-name="P65"><text:span text:style-name="T130">М</text:span><text:span text:style-name="T125">етод</text:span><text:span text:style-name="T39"> </text:span><text:span text:style-name="T41">isPlain() </text:span><text:span text:style-name="T125">возвращает</text:span><text:span text:style-name="T39"> </text:span><text:span text:style-name="T41">boolean – </text:span><text:span text:style-name="T125">является ли начертание таковым.</text:span></text:p>
      <text:p text:style-name="P66"><text:span text:style-name="T125">При работе с шрифтами целесообразно располагать списком доступных шрифтов. Метод</text:span><text:span text:style-name="T39"> </text:span><text:span text:style-name="T41">GraphicsEnvironment.getAvailableFontFamilyNames() </text:span><text:span text:style-name="T125">возвращает массив строк — имен семейств шрифтов; метод </text:span><text:span text:style-name="T41">GraphicsEnvironment.getAllFonts() </text:span><text:span text:style-name="T125">возвращает массив объектов шрифтов. Эти методы не статические, и вызываются из экземпляра указанного класса; ссылку на него можно получить статическим методом </text:span><text:span text:style-name="T41">GraphicsEnironment.getLocalGraphicsEnvironment()</text:span><text:span text:style-name="T126">.</text:span></text:p>
      <text:p text:style-name="P66"><text:span text:style-name="T125">Чтобы использовать шрифт, требуется создать объект</text:span><text:span text:style-name="T39"> </text:span><text:span text:style-name="T47">Font</text:span><text:span text:style-name="T127">: </text:span><text:span text:style-name="T133">конструктор принимает параметры — строку (имя шрифта),</text:span><text:span text:style-name="T93"> </text:span><text:span text:style-name="T47">int </text:span><text:span text:style-name="T127">(</text:span><text:span text:style-name="T133">начертание</text:span><text:span text:style-name="T127">), </text:span><text:span text:style-name="T47">int </text:span><text:span text:style-name="T127">(</text:span><text:span text:style-name="T133">размер,пт.</text:span><text:span text:style-name="T127">). </text:span><text:span text:style-name="T134">Реализации языка должны поддерживать шрифты</text:span><text:span text:style-name="T94"> </text:span><text:span text:style-name="T48">Dialog</text:span><text:span text:style-name="T128">, </text:span><text:span text:style-name="T48">DialogInput</text:span><text:span text:style-name="T128">,</text:span><text:span text:style-name="T48"> SansSerif</text:span><text:span text:style-name="T128">,</text:span><text:span text:style-name="T48"> Serif</text:span><text:span text:style-name="T128">,</text:span><text:span text:style-name="T48"> Monospaced</text:span><text:span text:style-name="T128">. </text:span><text:span text:style-name="T134">Начертание может быть задано константами:</text:span><text:span text:style-name="T94"> </text:span><text:span text:style-name="T48">PlAIN</text:span><text:span text:style-name="T128">,</text:span><text:span text:style-name="T48"> BOLD</text:span><text:span text:style-name="T128">,</text:span><text:span text:style-name="T48"> ITALIC</text:span><text:span text:style-name="T128">. </text:span><text:span text:style-name="T134">Эти константы статические.</text:span><text:span text:style-name="T128"> </text:span><text:span text:style-name="T134">Чтобы начать работать со шрифтом, его надо выбрать — методом</text:span><text:span text:style-name="T94"> </text:span><text:span text:style-name="T48">setFont() - </text:span><text:span text:style-name="T134">принимает в параметрах объект шрифта; возвращает ничтоже.</text:span></text:p>
      <text:p text:style-name="P37"/>
      <text:p text:style-name="P37"><text:span text:style-name="T145">Э</text:span>лементы управления</text:p>
      <text:p text:style-name="P174"/>
      <text:p text:style-name="P67">Речь идет о стандартных элементах управления, которыми располагают графические программы.</text:p>
      <text:p text:style-name="P68">Чтобы оснастить приложение элементом управления, необходимо создать экземпляр элемента управления, и добавить его в окно приложения (методом <text:soft-page-break/><text:span text:style-name="T41">add() - </text:span>принимает ссылку на экземпляр элемента управления; возвращает ссылку на него). После введения элемент будет отображаться в окне. Чтобы удалить из приложение элемент управления, необходимо воспользоваться соответствующим методом (методом<text:span text:style-name="T39"> </text:span><text:span text:style-name="T41">remove() - </text:span>принимает ссылку на экземпляр элемента управления; возвращает ничтоже). Метод<text:span text:style-name="T39"> </text:span><text:span text:style-name="T41">removeAll()</text:span><text:span text:style-name="T3"> </text:span>удаляет все элементы управления.</text:p>
      <text:p text:style-name="P69">Логика каждого элемента управления запускается событием этого элемента.</text:p>
      <text:p text:style-name="P69">Далее будут рассмотрены конкретные элементы управления.</text:p>
      <text:p text:style-name="P23"/>
      <text:p text:style-name="P23">Метки</text:p>
      <text:p text:style-name="P69"/>
      <text:p text:style-name="P69">Метки это просто текстовые строки, отображаемые в приложении.</text:p>
      <text:p text:style-name="P69">Они создаются так:<text:span text:style-name="T39"> </text:span><text:span text:style-name="T41">Label() - </text:span>параметров либо не принимает (тогда метка будет пустой), либо принимает строку (контент метки) и целочисленное (способ выравнивания текста метки — статические константы<text:span text:style-name="T39"> </text:span><text:span text:style-name="T41">Label.LEFT</text:span><text:span text:style-name="T3">,</text:span><text:span text:style-name="T41"> Label.RIGHT</text:span><text:span text:style-name="T3">, </text:span><text:span text:style-name="T41">Label.CENTER</text:span>); <text:span text:style-name="T146">возвращает ничтоже</text:span>.</text:p>
      <text:p text:style-name="P70">Метод метки<text:span text:style-name="T39"> </text:span><text:span text:style-name="T41">getText() </text:span>возвращает строку (контент метки). Метод<text:span text:style-name="T39"> </text:span><text:span text:style-name="T41">setText()</text:span><text:span text:style-name="T3"> </text:span>устанавливает контент метки; принимает параметр — строку. Метод<text:span text:style-name="T39"> </text:span><text:span text:style-name="T41">getAlignment() </text:span>возвращает выравнивание текста метки (целочисленное, вышеупомянутые константы). Метод <text:span text:style-name="T41">setAlignment() </text:span>устанавливает выравнивание текста метки; принимает целочисленное (вышеупомянутые константы).</text:p>
      <text:p text:style-name="P7"/>
      <text:p text:style-name="P7">Кнопки</text:p>
      <text:p text:style-name="P71"/>
      <text:p text:style-name="P71">Это собственно кнопки, отображаемые в приложении.</text:p>
      <text:p text:style-name="P72">Они создаются так:<text:span text:style-name="T39"> </text:span><text:span text:style-name="T41">Button() - </text:span>параметров либо не принимает, либо принимает строку (выводится на кнопке); возвращает ничтоже. </text:p>
      <text:p text:style-name="P72">После создания кнопки можно получить ее строку — методом<text:span text:style-name="T39"> </text:span><text:span text:style-name="T41">getLabel()</text:span><text:span text:style-name="T3">. </text:span>Установить эту строку можно методом<text:span text:style-name="T39"> </text:span><text:span text:style-name="T41">setLabel() - </text:span>принимает строку; возвращает ничтоже.</text:p>
      <text:p text:style-name="P8"/>
      <text:p text:style-name="P8">Флажки</text:p>
      <text:p text:style-name="P73"/>
      <text:p text:style-name="P73">Это собственно флажки, отображаемые в приложении.</text:p>
      <text:p text:style-name="P73">Они создаются так:<text:span text:style-name="T39"> </text:span><text:span text:style-name="T41">Checkbox() - </text:span>параметров либо не принимает, либо принимает строку (выводится при флажке); возвращает ничтоже. Может принимать также еще логическое значение (исходное состояние флажка,<text:span text:style-name="T39"> </text:span><text:span text:style-name="T41">true – </text:span><text:span text:style-name="T3">on</text:span>), объект<text:span text:style-name="T39"> </text:span><text:span text:style-name="T41">CheckboxGroup </text:span><text:span text:style-name="T3">(</text:span>объект группы флажков, если указан — то флажок будет в этой группе<text:span text:style-name="T3">); </text:span>причем, эти два параметра могут следовать друг за другом в разном порядке.</text:p>
      <text:p text:style-name="P74">Метод флажка<text:span text:style-name="T39"> </text:span><text:span text:style-name="T41">getState() </text:span>возвращает логическое значение (состояние флажка). Метод<text:span text:style-name="T39"> </text:span><text:span text:style-name="T41">setState() </text:span>устанавливает состояние флажка. Метод <text:span text:style-name="T39"><text:s/></text:span><text:soft-page-break/><text:span text:style-name="T41">get</text:span><text:span text:style-name="T49">Label</text:span><text:span text:style-name="T41">() </text:span>возвращает <text:span text:style-name="T147">строку</text:span> (<text:span text:style-name="T147">выводимую у</text:span> флажка). Метод <text:span text:style-name="T39"><text:s/></text:span><text:span text:style-name="T49">s</text:span><text:span text:style-name="T41">et</text:span><text:span text:style-name="T49">Label</text:span><text:span text:style-name="T41">() </text:span><text:span text:style-name="T135">устанавливает</text:span><text:span text:style-name="T125"> </text:span><text:span text:style-name="T135">строку</text:span> (<text:span text:style-name="T147">выводимую у</text:span> флажка).</text:p>
      <text:p text:style-name="P9"/>
      <text:p text:style-name="P9">Переключатели</text:p>
      <text:p text:style-name="P75"/>
      <text:p text:style-name="P75">Это собственно переключатели, отображаемые в приложении.</text:p>
      <text:p text:style-name="P75">Они создаются так: создается группа <text:span text:style-name="T148">переключателей</text:span> (<text:span text:style-name="T41">CheckboxGroup()</text:span>), затем она указывается при создании самих <text:span text:style-name="T148">переключатедей</text:span> (<text:span text:style-name="T148">сами переключатели создаются так — просто создаются объекты- переключатели — </text:span><text:span text:style-name="T50">Checkbox() - </text:span><text:span text:style-name="T148">конструктор принимает строку (отображаемую при переключателе), имя объекта группы переключателей (в которую включается переключатель), и логическое значение (состояние переключателя,</text:span><text:span text:style-name="T95"> </text:span><text:span text:style-name="T50">true - </text:span><text:span text:style-name="T6">on</text:span><text:span text:style-name="T148">)</text:span>).</text:p>
      <text:p text:style-name="P76">Метод<text:span text:style-name="T39"> </text:span><text:span text:style-name="T41">getSelectedCheckbox() </text:span>группы переключателей возвращает ссылку на установленный переключатель. Метод<text:span text:style-name="T39"> </text:span><text:span text:style-name="T41">setSelectedChecbox() </text:span>группы переключателей устанавливает указанный переключатель.</text:p>
      <text:p text:style-name="P10"/>
      <text:p text:style-name="P10">Раскрывающиеся списки</text:p>
      <text:p text:style-name="P77"/>
      <text:p text:style-name="P77">Это собственно раскрывающиеся списки, отображаемые в приложении.</text:p>
      <text:p text:style-name="P78">Они создаются так: создается объект списка (<text:span text:style-name="T41">Choice()</text:span>), <text:span text:style-name="T149">и формируются элементы списка (элементы списка представляют собой просто строки, они добавляются методом</text:span><text:span text:style-name="T96"> </text:span><text:span text:style-name="T51">add() </text:span><text:span text:style-name="T150">объекта списка, этот метод принимает строку).</text:span></text:p>
      <text:p text:style-name="P79">Метод<text:span text:style-name="T39"> </text:span><text:span text:style-name="T41">getSelectedItem() </text:span>возвращает строку — выбранный элемент.</text:p>
      <text:p text:style-name="P79">Метод<text:span text:style-name="T39"> </text:span><text:span text:style-name="T41">getSelectedIndex() </text:span>возвращает<text:span text:style-name="T39"> </text:span><text:span text:style-name="T41">int </text:span><text:span text:style-name="T3">(</text:span>индекс выбранного элемента, индексация начинается с нуля<text:span text:style-name="T3">)</text:span>. Метод<text:span text:style-name="T39"> </text:span><text:span text:style-name="T41">getItemCount() </text:span>возвращает<text:span text:style-name="T39"> </text:span><text:span text:style-name="T41">int</text:span><text:span text:style-name="T3"> (</text:span>количество элементов<text:span text:style-name="T3">). </text:span>Метод<text:span text:style-name="T39"> </text:span><text:span text:style-name="T41">select() </text:span>устанавливает указанный элемент списка (он указывается его строкой или его индексом). Метод<text:span text:style-name="T39"> </text:span><text:span text:style-name="T41">getItem()</text:span><text:span text:style-name="T3"> </text:span>возвращает указанный элемент (он указывается его строкой или индексом).</text:p>
      <text:p text:style-name="P84">Метод<text:span text:style-name="T39"> </text:span><text:span text:style-name="T41">getItemCount() </text:span>возвращает<text:span text:style-name="T39"> </text:span><text:span text:style-name="T41">int – </text:span>количество элементов.</text:p>
      <text:p text:style-name="P11"/>
      <text:p text:style-name="P11">Списки</text:p>
      <text:p text:style-name="P82"/>
      <text:p text:style-name="P82">Это собственно прокручивающиеся списки, отображаемые в приложении.</text:p>
      <text:p text:style-name="P83">Они создаются так: создается объект списка (<text:span text:style-name="T41">List() - </text:span>принимает параметры — либо ничего, либо<text:span text:style-name="T39"> </text:span><text:span text:style-name="T41">int </text:span><text:span text:style-name="T3">(</text:span>количество строк, отображаемых в окне прокрутки<text:span text:style-name="T3">), </text:span>и логическое значение (указывает, можно ли выбрать более одного элемента из списка, этот параметр можно опустить)); затем <text:span text:style-name="T151">методом</text:span><text:span text:style-name="T97"> </text:span><text:span text:style-name="T52">add() </text:span><text:span text:style-name="T151">объекта списка добавляются его элементы (метод принимает строку — имя элемента, и</text:span><text:span text:style-name="T97"> </text:span><text:span text:style-name="T52">int – </text:span><text:span text:style-name="T151">его позицию в списке (с нуля) — этот параметр можно опустить).</text:span></text:p>
      <text:p text:style-name="P80">Метод<text:span text:style-name="T39"> </text:span><text:span text:style-name="T41">getSelectedItem() </text:span>возвращает строку — выбранный элемент.</text:p>
      <text:p text:style-name="P81">Метод<text:span text:style-name="T39"> </text:span><text:span text:style-name="T41">getSelectedIndex() </text:span>возвращает<text:span text:style-name="T39"> </text:span><text:span text:style-name="T41">int </text:span><text:span text:style-name="T3">(</text:span>индекс выбранного элемента, индексация начинается с нуля<text:span text:style-name="T3">)</text:span>. Метод<text:span text:style-name="T39"> </text:span><text:span text:style-name="T41">getItemCount() </text:span>возвращает<text:span text:style-name="T39"> </text:span><text:span text:style-name="T41">int</text:span><text:span text:style-name="T3"> </text:span><text:soft-page-break/><text:span text:style-name="T3">(</text:span>количество элементов<text:span text:style-name="T3">). </text:span>Метод<text:span text:style-name="T39"> </text:span><text:span text:style-name="T41">select() </text:span>устанавливает указанный элемент списка (он указывается его строкой или его индексом).</text:p>
      <text:p text:style-name="P81">Метод<text:span text:style-name="T39"> </text:span><text:span text:style-name="T41">getSelectedItem</text:span><text:span text:style-name="T53">s</text:span><text:span text:style-name="T41">() </text:span>возвращает <text:span text:style-name="T152">массив </text:span>строк — выбранны<text:span text:style-name="T152">х</text:span> элемент<text:span text:style-name="T152">ов</text:span>. Метод<text:span text:style-name="T39"> </text:span><text:span text:style-name="T41">getSelectedIndex</text:span><text:span text:style-name="T53">es</text:span><text:span text:style-name="T41">() </text:span>возвращает <text:span text:style-name="T152">массив</text:span><text:span text:style-name="T39"> </text:span><text:span text:style-name="T41">int </text:span><text:span text:style-name="T3">(</text:span>индекс выбранного элемента, индексация начинается с нуля<text:span text:style-name="T3">)</text:span>.</text:p>
      <text:p text:style-name="P84">Метод<text:span text:style-name="T39"> </text:span><text:span text:style-name="T41">getItemCount() </text:span>возвращает<text:span text:style-name="T39"> </text:span><text:span text:style-name="T41">int – </text:span>количество элементов.</text:p>
      <text:p text:style-name="P12"/>
      <text:p text:style-name="P12">Полосы прокрутки</text:p>
      <text:p text:style-name="P85"/>
      <text:p text:style-name="P85">Это собственно полосы прокрутки, отображаемые приложением.</text:p>
      <text:p text:style-name="P85">Они могут располагаться как горизонтально, так и вертикально. И имеют элементы управления — стрелки прокрутки и ползунок. Один клик по стрелке считается за одну единицу прокрутки.</text:p>
      <text:p text:style-name="P86">Полосы прокрутки — это объекты класса<text:span text:style-name="T39"> </text:span><text:span text:style-name="T41">Scrollbar</text:span><text:span text:style-name="T3">. </text:span>Конструктор принимает параметры — либо ничего, либо<text:span text:style-name="T39"> </text:span><text:span text:style-name="T41">int </text:span><text:span text:style-name="T3">(</text:span>одна из констант<text:span text:style-name="T39"> </text:span><text:span text:style-name="T54">Scrollbar.VERTICAL</text:span><text:span text:style-name="T7">, </text:span><text:span text:style-name="T54">Scrollbar.HORIZONTAL</text:span><text:span text:style-name="T3">), </text:span><text:span text:style-name="T153">и ряд</text:span><text:span text:style-name="T98"> </text:span><text:span text:style-name="T55">int </text:span><text:span text:style-name="T153">который можно опустить (это исходное положение ползунка, размер ползунка, минимум прокрутки, и максимум прокрутки). Если этот ряд параметров опущен, то соответствующие значения следует определить после создания объекта полосы прокрутки. Это делается методом</text:span><text:span text:style-name="T98"> </text:span><text:span text:style-name="T56">setValues() - </text:span><text:span text:style-name="T154">он принимает вышеуказанный ряд параметров.</text:span></text:p>
      <text:p text:style-name="P87">Метод<text:span text:style-name="T39"> </text:span><text:span text:style-name="T41">getValue() </text:span>возвращает текущее значение прокрутке в единицах прокрутки (кликах по стрелке прокрутки). Метод<text:span text:style-name="T39"> </text:span><text:span text:style-name="T41">setValue() </text:span>устанавливает значение полосы прокрутки, принимает параметр<text:span text:style-name="T39"> — </text:span><text:span text:style-name="T41">int</text:span><text:span text:style-name="T3">. </text:span>Методы<text:span text:style-name="T39"> </text:span><text:span text:style-name="T41">getMinimum()</text:span><text:span text:style-name="T3">,</text:span><text:span text:style-name="T41"> getMaximum() </text:span>возвращают экстремальные значения прокрутки. Метод<text:span text:style-name="T39"> </text:span><text:span text:style-name="T41">setUnitIncrement() </text:span>изменяет значение шага прокрутки. Метод<text:span text:style-name="T39"> </text:span><text:span text:style-name="T41">setBlockIncrement</text:span><text:span text:style-name="T39">()</text:span><text:span text:style-name="T41"> </text:span>изменяет значение шага постраничной прокрутки.</text:p>
      <text:p text:style-name="P13"/>
      <text:p text:style-name="P13">Текстовые поля</text:p>
      <text:p text:style-name="P88"/>
      <text:p text:style-name="P88">Это собственно текстовые поля <text:span text:style-name="T161">однострочные</text:span>, отображаемые в приложении.</text:p>
      <text:p text:style-name="P89">Текстовые поля создаются так:<text:span text:style-name="T39"> </text:span><text:span text:style-name="T41">TextField() - </text:span>принимает параметры — либо ничего, либо<text:span text:style-name="T39"> </text:span><text:span text:style-name="T41">int </text:span>или<text:span text:style-name="T39"> </text:span><text:span text:style-name="T41">String </text:span>(заданная ширина поля в символах или строка отображаемая в поле по умолчанию соответственно), либо<text:span text:style-name="T39"> </text:span><text:span text:style-name="T41">String </text:span>и<text:span text:style-name="T39"> </text:span><text:span text:style-name="T41">int </text:span>(строка отображаемая по умолчанию и ширина в символах).</text:p>
      <text:p text:style-name="P90">Метод<text:span text:style-name="T39"> </text:span><text:span text:style-name="T41">getText() </text:span>возвращает строку, отображаемую в поле; параметров не принимает. Метод<text:span text:style-name="T39"> </text:span><text:span text:style-name="T41">setText()</text:span><text:span text:style-name="T3"> </text:span>устанавливает строку, отображаемую в поле; возвращает ничтоже. Метод<text:span text:style-name="T39"> </text:span><text:span text:style-name="T41">select() </text:span><text:span text:style-name="T155">выделет указанный участок отображаемой строки; принимает параметры</text:span><text:span text:style-name="T99"> </text:span><text:span text:style-name="T57">int </text:span><text:span text:style-name="T9">(</text:span><text:span text:style-name="T156">стартовая позиция выделения</text:span><text:span text:style-name="T9">),</text:span><text:span text:style-name="T57"> int </text:span><text:span text:style-name="T9">(</text:span><text:span text:style-name="T156">финальная позиция выделения</text:span><text:span text:style-name="T9">); </text:span><text:span text:style-name="T156">возвращает ничтоже. Метод <text:s/></text:span><text:span text:style-name="T58">getSelectedText() </text:span><text:span text:style-name="T157">возвращает выделенный участок строки; параметров не принимает; возвращает строку. Метод</text:span><text:span text:style-name="T100"> </text:span><text:span text:style-name="T58">isEditable() </text:span><text:span text:style-name="T157">проверяет, можно ли изменять текст своего поля; параметров не принимает; возвращает логическое значение (</text:span><text:span text:style-name="T59">true – </text:span><text:span text:style-name="T11">yes</text:span><text:span text:style-name="T157">). Метод</text:span><text:span text:style-name="T100"> </text:span><text:span text:style-name="T60">setEditable() </text:span><text:span text:style-name="T158">позволяет задать, редактируем </text:span><text:soft-page-break/><text:span text:style-name="T158">ли текст поля; принимает параметр - логическое значение (</text:span><text:span text:style-name="T59">true – </text:span><text:span text:style-name="T11">yes</text:span><text:span text:style-name="T157">); возвращает ничтоже. Метод</text:span><text:span text:style-name="T100"> </text:span><text:span text:style-name="T61">setEchoChar() </text:span><text:span text:style-name="T159">позволяет задать символ, который заменяет вводимые пользователемв поле символы; принимает параметр </text:span><text:span text:style-name="T101">— </text:span><text:span text:style-name="T61">char</text:span><text:span text:style-name="T13">. </text:span><text:span text:style-name="T160">Метод</text:span><text:span text:style-name="T102"> </text:span><text:span text:style-name="T62">getEchoChar() </text:span><text:span text:style-name="T160">возвращает этот символ. Метод</text:span><text:span text:style-name="T14"> </text:span><text:span text:style-name="T62">echoCharIsSet() </text:span><text:span text:style-name="T160">проверяет, использован ли метод</text:span><text:span text:style-name="T102"> </text:span><text:span text:style-name="T62">setEchoChar()</text:span><text:span text:style-name="T14">; </text:span><text:span text:style-name="T160">возвращает логическое значение</text:span><text:span text:style-name="T14">.</text:span></text:p>
      <text:p text:style-name="P14"/>
      <text:p text:style-name="P14">Текстовые области</text:p>
      <text:p text:style-name="P92"/>
      <text:p text:style-name="P92">Это собственно текстовые поля многостроные, отображаемые в приложении.</text:p>
      <text:p text:style-name="P93">Они создаются так:<text:span text:style-name="T39"> </text:span><text:span text:style-name="T41">TextArea() - </text:span>конструктор принимает параметры — <text:span text:style-name="T162">либо ничего, <text:s/>либо строку (выводится по умолчнию), либо строку (выводится по умолчанию),</text:span><text:span text:style-name="T103"> </text:span><text:span text:style-name="T63">int </text:span><text:span text:style-name="T15">(</text:span><text:span text:style-name="T162">количество строк</text:span><text:span text:style-name="T15">) </text:span><text:span text:style-name="T162">и</text:span><text:span text:style-name="T103"> </text:span><text:span text:style-name="T63">int </text:span><text:span text:style-name="T15">(</text:span><text:span text:style-name="T162">количество символов</text:span><text:span text:style-name="T15">),</text:span><text:span text:style-name="T162"> либо строку (выводится по умолчанию),</text:span><text:span text:style-name="T103"> </text:span><text:span text:style-name="T63">int </text:span><text:span text:style-name="T15">(</text:span><text:span text:style-name="T162">количество строк</text:span><text:span text:style-name="T15">),</text:span><text:span text:style-name="T103"> </text:span><text:span text:style-name="T63">int </text:span><text:span text:style-name="T15">(</text:span><text:span text:style-name="T162">количество символов</text:span><text:span text:style-name="T15">), </text:span><text:span text:style-name="T163">и </text:span><text:span text:style-name="T16">int (</text:span><text:span text:style-name="T163">полосы прокрутки</text:span><text:span text:style-name="T104"> — </text:span><text:span text:style-name="T64">SCROLLBARS_NONE</text:span><text:span text:style-name="T16">, </text:span><text:span text:style-name="T64">SCROLLBARS_VERTICAL_ONLY</text:span><text:span text:style-name="T16">,</text:span><text:span text:style-name="T64"> SCROLLBARS_HORIZONTAL_ONLY</text:span><text:span text:style-name="T16">, </text:span><text:span text:style-name="T64">SCROLLBARS_BOTH</text:span><text:span text:style-name="T16">), </text:span><text:span text:style-name="T164">либо</text:span><text:span text:style-name="T105"> </text:span><text:span text:style-name="T65">int </text:span><text:span text:style-name="T17">(</text:span><text:span text:style-name="T164">количество строк</text:span><text:span text:style-name="T17">) </text:span><text:span text:style-name="T164">и</text:span><text:span text:style-name="T105"> </text:span><text:span text:style-name="T65">int </text:span><text:span text:style-name="T17">(</text:span><text:span text:style-name="T164">количество символов в строке</text:span><text:span text:style-name="T17">)</text:span><text:span text:style-name="T16">.</text:span></text:p>
      <text:p text:style-name="P91"><text:span text:style-name="T16">Метод</text:span><text:span text:style-name="T64"> getText() </text:span><text:span text:style-name="T16">возвращает строку, отображаемую в поле; параметров не принимает. Метод</text:span><text:span text:style-name="T64"> setText()</text:span><text:span text:style-name="T16"> устанавливает строку, отображаемую в поле; возвращает ничтоже. Метод</text:span><text:span text:style-name="T64"> select() </text:span><text:span text:style-name="T8">выделет указанный участок отображаемой строки; принимает параметры</text:span><text:span text:style-name="T66"> </text:span><text:span text:style-name="T57">int </text:span><text:span text:style-name="T9">(стартовая позиция выделения),</text:span><text:span text:style-name="T57"> int </text:span><text:span text:style-name="T9">(финальная позиция выделения); возвращает ничтоже. Метод <text:s/></text:span><text:span text:style-name="T58">getSelectedText() </text:span><text:span text:style-name="T10">возвращает выделенный участок строки; параметров не принимает; возвращает строку. Метод</text:span><text:span text:style-name="T58"> isEditable() </text:span><text:span text:style-name="T10">проверяет, можно ли изменять текст своего поля; параметров не принимает; возвращает логическое значение (</text:span><text:span text:style-name="T59">true – </text:span><text:span text:style-name="T11">yes</text:span><text:span text:style-name="T10">). Метод</text:span><text:span text:style-name="T58"> </text:span><text:span text:style-name="T60">setEditable() </text:span><text:span text:style-name="T12">позволяет задать, редактируем ли текст поля; принимает параметр - логическое значение (</text:span><text:span text:style-name="T59">true – </text:span><text:span text:style-name="T11">yes</text:span><text:span text:style-name="T10">); возвращает ничтоже. Метод</text:span><text:span text:style-name="T58"> </text:span><text:span text:style-name="T67">append</text:span><text:span text:style-name="T61">() </text:span><text:span text:style-name="T136">дописывает указанную строку в поле</text:span><text:span text:style-name="T13">; принимает параметр – </text:span><text:span text:style-name="T165">строку; возвращает ничтоже</text:span><text:span text:style-name="T13">. </text:span><text:span text:style-name="T14">Метод</text:span><text:span text:style-name="T62"> </text:span><text:span text:style-name="T67">insert</text:span><text:span text:style-name="T62">() </text:span><text:span text:style-name="T165">вставляет указнную строку по указанной позиции; принимает параметры — строку и</text:span><text:span text:style-name="T106"> </text:span><text:span text:style-name="T67">int</text:span><text:span text:style-name="T18"> (</text:span><text:span text:style-name="T165">указанная позиция</text:span><text:span text:style-name="T18">); </text:span><text:span text:style-name="T165">возвращает ничтоже</text:span><text:span text:style-name="T14">. Метод </text:span><text:span text:style-name="T18">replaceRange</text:span><text:span text:style-name="T62">() </text:span><text:span text:style-name="T14">пр </text:span><text:span text:style-name="T165">заменяет указанной строкой текст в поле по указанным позициям; принимает параметры — строку,</text:span><text:span text:style-name="T106"> </text:span><text:span text:style-name="T67">int </text:span><text:span text:style-name="T18">(</text:span><text:span text:style-name="T165">стартовая позиция</text:span><text:span text:style-name="T18">), </text:span><text:span text:style-name="T165">и</text:span><text:span text:style-name="T106"> </text:span><text:span text:style-name="T67">int </text:span><text:span text:style-name="T18">(</text:span><text:span text:style-name="T165">финальная позиция</text:span><text:span text:style-name="T18">); </text:span><text:span text:style-name="T165">возвращает ничтоже</text:span><text:span text:style-name="T14">.</text:span></text:p>
      <text:p text:style-name="P15"/>
      <text:p text:style-name="P15">Диспетчеры компоновки</text:p>
      <text:p text:style-name="P94"/>
      <text:p text:style-name="P94">Компоновка отображаемых компонентов в окне приложения осуществляется либо вручную, либо диспетчером компоновки. <text:span text:style-name="T166">Применение диспетчера компоновки позволяет осуществлять компоновку во время исполнения, и использовать полученные во время исполнения величины, значимые для компоновки.</text:span></text:p>
      <text:p text:style-name="P95"><text:soft-page-break/>Экземпляры класса<text:span text:style-name="T39"> </text:span><text:span text:style-name="T41">Container </text:span>имеют сопоставленные им диспетчеры компоновки. Диспетчер компоновки — это объект какого- либо класса, реализующего интерфейс<text:span text:style-name="T39"> </text:span><text:span text:style-name="T41">LayoutManager</text:span><text:span text:style-name="T3">. </text:span>Диспетчер компоновки устанавливается методом<text:span text:style-name="T39"> </text:span><text:span text:style-name="T41">SetLayout()</text:span><text:span text:style-name="T3">; </text:span><text:span text:style-name="T168">этот метод принимает объект — диспетчер компоновки; возвращает ничтоже</text:span><text:span text:style-name="T3">. </text:span><text:span text:style-name="T167">Если этот метод не использован, то применяется диспетчер компоновки по умолчанию. Можно отменить диспетчер компоновки — для этого методу</text:span><text:span text:style-name="T107"> </text:span><text:span text:style-name="T68">SetLayout() </text:span><text:span text:style-name="T168">передается ссылка на ничто, и тогда компоновка осуществляется вручную.</text:span></text:p>
      <text:p text:style-name="P96">Есть различные языковые классы диспетчеров компоновки.</text:p>
      <text:p text:style-name="P16"/>
      <text:p text:style-name="P16">Класс <text:span text:style-name="T3">FlowLayout</text:span></text:p>
      <text:p text:style-name="P96"/>
      <text:p text:style-name="P96">Этот класс используется по умолчанию для поточной компоновки.</text:p>
      <text:p text:style-name="P96">Компоненты <text:span text:style-name="T169">располагаются последовательно, построчно, и принеобходимости переносятся на следующую строку.</text:span></text:p>
      <text:p text:style-name="P97">Эти диспетчеры компоновки создаются так<text:span text:style-name="T39"> — </text:span><text:span text:style-name="T41">FlowLayout()</text:span><text:span text:style-name="T3">; </text:span>принимает параметры — либо ничего, либо<text:span text:style-name="T39"> </text:span><text:span text:style-name="T41">int </text:span><text:span text:style-name="T3">(</text:span>способ компоновки<text:span text:style-name="T39"> — </text:span><text:span text:style-name="T41">FlowLayout.LEFT</text:span><text:span text:style-name="T3">,</text:span><text:span text:style-name="T41"> FlowLayout.CENTER</text:span><text:span text:style-name="T3">,</text:span><text:span text:style-name="T41"> FlowLayout.</text:span><text:span text:style-name="T69">RIGHT</text:span><text:span text:style-name="T3">, </text:span><text:span text:style-name="T69">FlowLayout.LEADING</text:span><text:span text:style-name="T19">,</text:span><text:span text:style-name="T69"> FlowLayout.TRAILING</text:span><text:span text:style-name="T3">),</text:span><text:span text:style-name="T41"> </text:span><text:span text:style-name="T69">int </text:span><text:span text:style-name="T19">(</text:span><text:span text:style-name="T170">зазор по горизонтали</text:span><text:span text:style-name="T19">) </text:span><text:span text:style-name="T170">и</text:span><text:span text:style-name="T69"> int </text:span><text:span text:style-name="T19">(</text:span><text:span text:style-name="T170">зазор по вертикали</text:span><text:span text:style-name="T19">).</text:span></text:p>
      <text:p text:style-name="P17"/>
      <text:p text:style-name="P17">Класс <text:span text:style-name="T3">BorderLayout</text:span></text:p>
      <text:p text:style-name="P100"/>
      <text:p text:style-name="P100">Этот класс служит для компоновки отображаемых компонентов приложения, отображаемого на переднем плане.</text:p>
      <text:p text:style-name="P98">Эти диспетчеры компоновки создаются так<text:span text:style-name="T39"> — </text:span><text:span text:style-name="T69">Border</text:span><text:span text:style-name="T41">Layout()</text:span><text:span text:style-name="T3">; </text:span>принимает параметры — либо ничего, либо<text:span text:style-name="T39"> </text:span><text:span text:style-name="T41">int </text:span><text:span text:style-name="T3">(</text:span><text:span text:style-name="T137">зазор по горизонтали</text:span><text:span text:style-name="T126">)</text:span><text:span text:style-name="T3">, </text:span><text:span text:style-name="T170">и</text:span><text:span text:style-name="T41"> </text:span><text:span text:style-name="T69">int </text:span><text:span text:style-name="T19">(</text:span><text:span text:style-name="T170">зазор по вертикали</text:span><text:span text:style-name="T19">). </text:span><text:span text:style-name="T170">Они позволяют явно задать компоновку компонента, вводимого в окно — методом</text:span><text:span text:style-name="T108"> </text:span><text:span text:style-name="T69">add()</text:span><text:span text:style-name="T19">, </text:span><text:span text:style-name="T170">принимает параметры — вводимый компонент, и объект (способ компоновки, объект класса</text:span><text:span text:style-name="T108"> </text:span><text:span text:style-name="T69">Object</text:span><text:span text:style-name="T19">, </text:span><text:span text:style-name="T170">одна из констант </text:span><text:span text:style-name="T69">BorderLayout.CENTER</text:span><text:span text:style-name="T19">,</text:span><text:span text:style-name="T69"> BorderLayout.EAST</text:span><text:span text:style-name="T19">,</text:span><text:span text:style-name="T69"> BorderLayout.NORTH</text:span><text:span text:style-name="T19">, </text:span><text:span text:style-name="T69">BorderLayout.SOUTH</text:span><text:span text:style-name="T19">,</text:span><text:span text:style-name="T69"> BorderLayout.WEST</text:span><text:span text:style-name="T170">).</text:span></text:p>
      <text:p text:style-name="P18"/>
      <text:p text:style-name="P18">Класс <text:span text:style-name="T3">GridLayout</text:span></text:p>
      <text:p text:style-name="P101"/>
      <text:p text:style-name="P101">Этот класс служит для компоновки табличным способом.</text:p>
      <text:p text:style-name="P102">Эти диспетчеры компоновки содаются так<text:span text:style-name="T39"> — </text:span><text:span text:style-name="T41">GridLayout()</text:span><text:span text:style-name="T3">; </text:span>принимает параметры — либо ничего <text:span text:style-name="T171">(и компоновка будет в одном столбце)</text:span>, либо<text:span text:style-name="T39"> </text:span><text:span text:style-name="T41">int </text:span><text:span text:style-name="T3">(</text:span>количество строк<text:span text:style-name="T3">) </text:span>и<text:span text:style-name="T39"> </text:span><text:span text:style-name="T41">int </text:span><text:span text:style-name="T3">(</text:span>количество столбцов<text:span text:style-name="T3">), </text:span>либо то же<text:span text:style-name="T39"> </text:span><text:span text:style-name="T70">int</text:span><text:span text:style-name="T20">,</text:span><text:span text:style-name="T70"> int</text:span><text:span text:style-name="T20">,</text:span> и<text:span text:style-name="T39"> </text:span><text:span text:style-name="T41">int </text:span><text:span text:style-name="T3">(</text:span>зазор по горизонтали<text:span text:style-name="T3">),</text:span><text:span text:style-name="T39"> </text:span><text:span text:style-name="T41">int </text:span><text:span text:style-name="T3">(</text:span>зазор по вертикали<text:span text:style-name="T3">).</text:span></text:p>
      <text:p text:style-name="P19"/>
      <text:p text:style-name="P19">Класс <text:span text:style-name="T3">CardLayout</text:span></text:p>
      <text:p text:style-name="P103"/>
      <text:p text:style-name="P103">Этот класс используется для компоновки по различным картам компоновки.</text:p>
      <text:p text:style-name="P99"><text:soft-page-break/>Эти диспетчеры компоновки создаются так<text:span text:style-name="T39"> — </text:span><text:span text:style-name="T70">Card</text:span><text:span text:style-name="T41">Layout()</text:span><text:span text:style-name="T3">; </text:span>принимает параметры — либо ничего, либо<text:span text:style-name="T39"> </text:span><text:span text:style-name="T41">int </text:span><text:span text:style-name="T3">(</text:span><text:span text:style-name="T170">зазор по горизонтали</text:span><text:span text:style-name="T3">), </text:span><text:span text:style-name="T170">и</text:span><text:span text:style-name="T41"> </text:span><text:span text:style-name="T69">int </text:span><text:span text:style-name="T19">(</text:span><text:span text:style-name="T170">зазор по вертикали</text:span><text:span text:style-name="T19">). </text:span><text:span text:style-name="T172">Разумеется, если в параметрах указать зазоры, то это скажется на компоновке, и онаможет принять вид, сильно отличающийся от компоновки этим способом по умолчанию.</text:span></text:p>
      <text:p text:style-name="P104">Карты компоновк хранятся в колоде карт компоновки. Колода карт компоновки хранится в объекте<text:span text:style-name="T39"> </text:span><text:span text:style-name="T41">Panel</text:span><text:span text:style-name="T3">. </text:span>Карты этой колоды — тоже в объектах<text:span text:style-name="T39"> </text:span><text:span text:style-name="T41">Panel</text:span><text:span text:style-name="T3">. </text:span>На картах колоды размещаются отображаемые компоненты приложения. Карты колоды размещаютсяв колоде. Колода карт размещается в окне приложения. Колоде задаетсядиспетчер компоновки<text:span text:style-name="T39"> — </text:span><text:span text:style-name="T41">CardLayout</text:span><text:span text:style-name="T3">.</text:span></text:p>
      <text:p text:style-name="P105">Для работы с картами колоды служат соответствующие методы диспетчера.</text:p>
      <text:p text:style-name="P105">Метод<text:span text:style-name="T39"> </text:span><text:span text:style-name="T41">first</text:span><text:span text:style-name="T39">() </text:span><text:span text:style-name="T173">принимает параметр — объект колоды, активирует указанную карту, возвращает ничтоже.</text:span></text:p>
      <text:p text:style-name="P106">Метод<text:span text:style-name="T39"> </text:span><text:span text:style-name="T71">last</text:span><text:span text:style-name="T39">() </text:span><text:span text:style-name="T173">принимает параметр — объект колоды, активирует указанную карту, возвращает ничтоже.</text:span></text:p>
      <text:p text:style-name="P106">Метод<text:span text:style-name="T39"> </text:span><text:span text:style-name="T71">next</text:span><text:span text:style-name="T39">() </text:span><text:span text:style-name="T173">принимает параметр — объект колоды, активирует указанную карту, возвращает ничтоже.</text:span></text:p>
      <text:p text:style-name="P106">Метод<text:span text:style-name="T39"> </text:span><text:span text:style-name="T71">previous</text:span><text:span text:style-name="T39">() </text:span><text:span text:style-name="T173">принимает параметр — объект колоды, активирует указанную карту, возвращает ничтоже.</text:span></text:p>
      <text:p text:style-name="P106">Метод<text:span text:style-name="T39"> </text:span><text:span text:style-name="T71">show</text:span><text:span text:style-name="T39">() </text:span><text:span text:style-name="T173">принимает параметры — объект колоды и строку (имя карты), отображает указанную карту, возвращает ничтоже.</text:span></text:p>
      <text:p text:style-name="P20"/>
      <text:p text:style-name="P20">Класс <text:span text:style-name="T3">GridBagLayout</text:span></text:p>
      <text:p text:style-name="P107"/>
      <text:p text:style-name="P107">Этот класс <text:span text:style-name="T174">альтернативной табличной компоновки. Он позволяет выполнять компоновку в таблице, имеющей иррегулярную структуру (разбитие по столбцам в строках).</text:span></text:p>
      <text:p text:style-name="P108">Эти диспетчеры создаются так<text:span text:style-name="T39"> — </text:span><text:span text:style-name="T41">GridBagLayout() - </text:span>параметров не принимает.</text:p>
      <text:p text:style-name="P109">Метод<text:span text:style-name="T39"> </text:span><text:span text:style-name="T41">setConstraints() </text:span>диспетчера устанавливает ограничения на компонуемые элементы графического интерфейса. Он принимает параметры — ссылку на компонент <text:span text:style-name="T3">GUI, </text:span>и объект<text:span text:style-name="T39"> </text:span><text:span text:style-name="T41">GridBagConstraints – </text:span>объект ограничений. Это следующие ограничения:<text:span text:style-name="T39"> </text:span><text:span text:style-name="T41">int anchor </text:span><text:span text:style-name="T3">(</text:span>выравнивание в ячейке,<text:span text:style-name="T39"> </text:span><text:span text:style-name="T72">GridBagConstraints.CENTER </text:span><text:span text:style-name="T175">по умолчанию</text:span><text:span text:style-name="T3">)),</text:span><text:span text:style-name="T41"> int fill </text:span><text:span text:style-name="T3">(</text:span>полосы прокрутки,<text:span text:style-name="T39"> </text:span><text:span text:style-name="T72">GridBagConstraints.NONE </text:span><text:span text:style-name="T175">по умолчанию</text:span><text:span text:style-name="T3">),</text:span><text:span text:style-name="T41"> int gridheight </text:span><text:span text:style-name="T3">(</text:span>высота <text:s/>ячейке,<text:span text:style-name="T39"> </text:span><text:span text:style-name="T109">1 </text:span><text:span text:style-name="T175">по умолчанию</text:span><text:span text:style-name="T3">),</text:span><text:span text:style-name="T41"> int gridwidth </text:span><text:span text:style-name="T3">(</text:span>ширина в ячейке,<text:span text:style-name="T39"> </text:span><text:span text:style-name="T109">1 </text:span><text:span text:style-name="T175">по умолчанию</text:span><text:span text:style-name="T3">),</text:span><text:span text:style-name="T41"> int gridx </text:span><text:span text:style-name="T3">(</text:span>координата, абсцисса ячейки, <text:span text:style-name="T72">GridBagConstraints.RELATIVE </text:span><text:span text:style-name="T175">по умолчанию</text:span><text:span text:style-name="T3">),</text:span><text:span text:style-name="T41"> int greedy </text:span><text:span text:style-name="T3">(</text:span>координата, ордината ячейки,<text:span text:style-name="T39"> </text:span><text:span text:style-name="T72">GridBagConstraints.RELATIVE </text:span><text:span text:style-name="T175">по умолчанию</text:span><text:span text:style-name="T3">),</text:span><text:span text:style-name="T41"> int ipadx</text:span><text:span text:style-name="T3"> (</text:span>отступ по горизонтали, дополнительный,<text:span text:style-name="T39"> </text:span><text:span text:style-name="T109">0 </text:span><text:span text:style-name="T175">по умолчанию</text:span><text:span text:style-name="T3">),</text:span><text:span text:style-name="T41"> int ipady</text:span><text:span text:style-name="T3"> (</text:span>отступ по вертикали, дополнительный,<text:span text:style-name="T39"> </text:span><text:span text:style-name="T109">0 </text:span><text:span text:style-name="T175">по умолчанию</text:span><text:span text:style-name="T3">),</text:span><text:span text:style-name="T41"> Insets insets </text:span><text:span text:style-name="T3">(</text:span>отступы, основные, все<text:span text:style-name="T39"> 0 </text:span>по умолчанию<text:span text:style-name="T3">),</text:span><text:span text:style-name="T41"> double weightx </text:span><text:span text:style-name="T3">(</text:span>отступ внешний по горизонтали,<text:span text:style-name="T39"> 0.0 </text:span>по умолчанию<text:span text:style-name="T3">),</text:span><text:span text:style-name="T41"> double weighty </text:span><text:span text:style-name="T3">(</text:span>отступ внешний по вертикали,<text:span text:style-name="T39"> 0.</text:span><text:span text:style-name="T41">0 </text:span>по умолчанию<text:span text:style-name="T3">). </text:span><text:span text:style-name="T176">Подробнее об этих значениях — в справочнике.</text:span></text:p>
      <text:p text:style-name="P21"><text:soft-page-break/>Меню</text:p>
      <text:p text:style-name="P110"/>
      <text:p text:style-name="P110">Это собственно строка меню и ее контент.</text:p>
      <text:p text:style-name="P111">Класс<text:span text:style-name="T39"> </text:span><text:span text:style-name="T41">MenuBar – </text:span>строка меню. Класс<text:span text:style-name="T39"> </text:span><text:span text:style-name="T41">Menu – </text:span>пункт строки меню. Класс <text:span text:style-name="T41">MenuItem – </text:span>пункт его списка, класс<text:span text:style-name="T39"> </text:span><text:span text:style-name="T41">CheckboxMenuItem – </text:span>пункт его списка, который можно выбрать наряду с другими такими же пунктами.</text:p>
      <text:p text:style-name="P112">Строка меню создается его конструктором, без параметров.</text:p>
      <text:p text:style-name="P112">Ее пункт создается его конструктором, без параметров, либо с параметром — строкой (имя).</text:p>
      <text:p text:style-name="P112"><text:span text:style-name="T177">Пункт его списка создается его конструктором</text:span><text:span text:style-name="T110"> - </text:span><text:span text:style-name="T73">MenuItem()</text:span>, без параметров, либо с параметром — строкой (имя). <text:span text:style-name="T177">Его метод</text:span><text:span text:style-name="T110"> </text:span><text:span text:style-name="T73">isEnabled() </text:span><text:span text:style-name="T177">позволяет определить его активность, параметров не принимает, возвращает логическое значение. Метод</text:span><text:span text:style-name="T110"> </text:span><text:span text:style-name="T73">setEnabled() </text:span><text:span text:style-name="T177">позволяет регулировать его активность, принимает логическое значение (</text:span><text:span text:style-name="T73">true – </text:span><text:span text:style-name="T21">yes</text:span><text:span text:style-name="T177">), возвращает ничтоже. Метод </text:span><text:span text:style-name="T73">getLabel() </text:span><text:span text:style-name="T177">возвращает метку этого пункта. Метод</text:span><text:span text:style-name="T110"> </text:span><text:span text:style-name="T74">setLabel() </text:span><text:span text:style-name="T178">позволяет задать эту метку.</text:span></text:p>
      <text:p text:style-name="P113">Пункт этого списка можно также создать конструктором<text:span text:style-name="T39"> </text:span><text:span text:style-name="T41">CheckboxMenuItem()</text:span><text:span text:style-name="T3">, </text:span>без параметров, либо с параметрами — строка (метка) и логическое значение (<text:span text:style-name="T41">true – </text:span><text:span text:style-name="T3">on, </text:span>этот параметр можно опустить). <text:span text:style-name="T179">Состояние этого пункта можно проверить методом</text:span><text:span text:style-name="T111"> </text:span><text:span text:style-name="T75">getState()</text:span><text:span text:style-name="T22">, </text:span><text:span text:style-name="T179">возвращает логическое значение. Метод </text:span><text:span text:style-name="T75">setState() </text:span><text:span text:style-name="T179">позволяет задать его состояние, принимает логическое значение.</text:span></text:p>
      <text:p text:style-name="P114">Пункт меню вводится в меню методом<text:span text:style-name="T39"> </text:span><text:span text:style-name="T41">add() - </text:span>принимает параметр (вводимый пункт меню), возвращает принятый в параметрах пункт меню. Этим же методом в них вводятся их подпункты. Каждый раз используется метод того объекта, в который вводится пункт.</text:p>
      <text:p text:style-name="P22"/>
      <text:p text:style-name="P22">Диалоговые окна</text:p>
      <text:p text:style-name="P115"/>
      <text:p text:style-name="P115">Это собственно диалоговые окна, формируемые прложением.</text:p>
      <text:p text:style-name="P116">В этих окнах отсутствует строка меню, в остальном же они идентичны окнам приложений. <text:span text:style-name="T180">Диалоговые окна бывают модальными (безусловно удерживающими на себе фокус внимания) и немодальными (позволяющими переключить фокус внимания на основное окно).</text:span></text:p>
      <text:p text:style-name="P117">Диалоговые окна создаются конструктором<text:span text:style-name="T39"> </text:span><text:span text:style-name="T41">Dialog() - </text:span>принимает параметры — <text:span text:style-name="T181">ссылку (на основное окно), строку (заголовок, этот параметр можно опустить), и логическое значение (</text:span><text:span text:style-name="T76">true – </text:span><text:span text:style-name="T23">modal</text:span><text:span text:style-name="T181">).</text:span></text:p>
      <text:p text:style-name="P118">Диалоговые окна для загрузки файлов <text:span text:style-name="T182">создаются конструктором</text:span><text:span text:style-name="T112"> </text:span><text:span text:style-name="T79">FileDialog() -</text:span><text:span text:style-name="T24"> </text:span><text:span text:style-name="T182">принимает параметры — ссылку (на основное окно), строку (заголовок, этот параметр можно опустить),</text:span><text:span text:style-name="T112"> </text:span><text:span text:style-name="T77">int </text:span><text:span text:style-name="T25">(</text:span><text:span text:style-name="T183">способ</text:span><text:span text:style-name="T113"> — </text:span><text:span text:style-name="T78">FileDialog.LOAD</text:span><text:span text:style-name="T26">,</text:span><text:span text:style-name="T78"> File.Dialog. SAVE</text:span><text:span text:style-name="T25">). </text:span></text:p>
      <text:p text:style-name="P119">Методы<text:span text:style-name="T39"> </text:span><text:span text:style-name="T41">getFile()</text:span><text:span text:style-name="T3">,</text:span><text:span text:style-name="T41"> getDirectory() </text:span>позволяют запросить имя и каталог указанного пользователем файла, они возвращают эти сведения в виде строки. <text:span text:style-name="T184">Метод</text:span><text:span text:style-name="T114"> </text:span><text:span text:style-name="T80">isMultipleMode() </text:span><text:span text:style-name="T184">проверяет, можно ли в текущем режиме выбора файлов</text:span><text:span text:style-name="T27"> </text:span><text:span text:style-name="T184">выбрать несколько файлов, возвращает логическое значение (</text:span><text:span text:style-name="T80">true - </text:span><text:soft-page-break/><text:span text:style-name="T27">yes</text:span><text:span text:style-name="T184">). Метод</text:span><text:span text:style-name="T114"> </text:span><text:span text:style-name="T80">setMultipleMode() </text:span><text:span text:style-name="T184">устанавливает режим, позволяющий выбрать несколько файлов. Метод</text:span><text:span text:style-name="T114"> </text:span><text:span text:style-name="T80">getFiles() </text:span><text:span text:style-name="T184">позволяет выбрать ряд файлов.</text:span></text:p>
      <text:p text:style-name="P4"/>
      <text:p text:style-name="P4">Изображения</text:p>
      <text:p text:style-name="P181"/>
      <text:p text:style-name="P120">Средства для работы с изображениями лежат в пакете<text:span text:style-name="T39"> </text:span><text:span text:style-name="T41">java.awt.image</text:span><text:span text:style-name="T3">.</text:span></text:p>
      <text:p text:style-name="P122">Изображения представляют собой собственно изображения типов <text:span text:style-name="T3">GIF, PNG, JPG, </text:span>инкапсуллированные в объекте <text:span text:style-name="T185">класса</text:span><text:span text:style-name="T39"> </text:span><text:span text:style-name="T41">Image</text:span><text:span text:style-name="T3">.</text:span></text:p>
      <text:p text:style-name="P121">Изображения создаются методом<text:span text:style-name="T39"> </text:span><text:span text:style-name="T41">createImage() - </text:span>принимает параметры — пару чисел (габариты изображения) или <text:span text:style-name="T185">(ссылку на)</text:span> объект <text:span text:style-name="T185">(интерфейсного)</text:span> класса<text:span text:style-name="T39"> </text:span><text:span text:style-name="T41">ImageProducer </text:span><text:span text:style-name="T3">(</text:span>о нем — далее<text:span text:style-name="T3">). </text:span>Этот метод доступен из объектов класса<text:span text:style-name="T39"> </text:span><text:span text:style-name="T41">Container</text:span><text:span text:style-name="T3">. </text:span>Устоявшаяся практика — вызывать его из объекта класса<text:span text:style-name="T39"> </text:span><text:span text:style-name="T41">Canvas</text:span><text:span text:style-name="T3">.</text:span></text:p>
      <text:p text:style-name="P121">Изображение также может быть получено загрузкой — методом<text:span text:style-name="T39"> </text:span><text:span text:style-name="T41">getImage() - </text:span>принимает параметры — <text:span text:style-name="T41">URL </text:span>(указывает изображение)<text:span text:style-name="T3"> </text:span>и строку (имя изображения, этот параметр можно опустить).</text:p>
      <text:p text:style-name="P122">Воспроизведение изображения производится методом<text:span text:style-name="T39"> </text:span><text:span text:style-name="T41">drawImage() </text:span>класса <text:span text:style-name="T41">Graphics</text:span><text:span text:style-name="T3">. </text:span>Этот метод принимает параметры — объект изображения (класса <text:span text:style-name="T41">Image</text:span>), пару чисел (координаты изображения), и объект класса<text:span text:style-name="T39"> </text:span><text:span text:style-name="T41">ImageObserver </text:span><text:span text:style-name="T125">(устоявшаяся практика — просто указывать</text:span><text:span text:style-name="T39"> </text:span><text:span text:style-name="T41">this</text:span><text:span text:style-name="T125">)</text:span><text:span text:style-name="T126">. </text:span><text:span text:style-name="T125">Класс </text:span><text:span text:style-name="T41">ImageObserver </text:span><text:span text:style-name="T125">определяет метод</text:span><text:span text:style-name="T39"> </text:span><text:span text:style-name="T41">ImageUpdate() - </text:span><text:span text:style-name="T125">он возвращает логическое значение (</text:span><text:span text:style-name="T41">true – </text:span><text:span text:style-name="T125">за</text:span><text:span text:style-name="T138">г</text:span><text:span text:style-name="T125">рузка изображений завершена).</text:span></text:p>
      <text:p text:style-name="P24"/>
      <text:p text:style-name="P24">Интерфейс <text:span text:style-name="T3">ImageProducer</text:span></text:p>
      <text:p text:style-name="P123"/>
      <text:p text:style-name="P123"><text:span text:style-name="T125">Этот (интерфейсный) класс реализован в классах</text:span><text:span text:style-name="T39"> </text:span><text:span text:style-name="T41">MemoryImageSource</text:span><text:span text:style-name="T126">, </text:span><text:span text:style-name="T41">FilteredImageSource</text:span><text:span text:style-name="T126">. </text:span><text:span text:style-name="T125">Этот интерфейс и эти реализующие его классы доступны для использования программистом. Однако, они предназначены для низкоуроневой работы с </text:span><text:span text:style-name="T139">отображаемым </text:span><text:span text:style-name="T125">изображением, и, таким образом, </text:span><text:span text:style-name="T139">они</text:span><text:span text:style-name="T125"> являются служебными.</text:span></text:p>
      <text:p text:style-name="P25"/>
      <text:p text:style-name="P25">Прочие классы</text:p>
      <text:p text:style-name="P124"/>
      <text:p text:style-name="P124">Имеются и прочие классы для работы с отображаемым изображением<text:span text:style-name="T186">. Однако, они предназначены для низкоуроневой работы с </text:span>отображаемым <text:span text:style-name="T186">изображением, и, таким образом, </text:span>они<text:span text:style-name="T186"> являются служебными.</text:span></text:p>
      <text:p text:style-name="P192"><text:span text:style-name="T186">Ч</text:span>асть 2 (Сеть)</text:p>
      <text:p text:style-name="P5"/>
      <text:p text:style-name="P5">Сеть</text:p>
      <text:p text:style-name="P125"/>
      <text:p text:style-name="P125">Средства для работы в сети располагаются в пакете<text:span text:style-name="T39"> </text:span><text:span text:style-name="T41">java.net</text:span><text:span text:style-name="T3">.</text:span></text:p>
      <text:p text:style-name="P44"/>
      <text:p text:style-name="P44">Класс <text:span text:style-name="T3">InetAddress</text:span></text:p>
      <text:p text:style-name="P126"/>
      <text:p text:style-name="P127">Этот класс используется для работы с адресами в Интернете.</text:p>
      <text:p text:style-name="P127">Речь идет как об <text:span text:style-name="T3">IP- </text:span>адресах (<text:span text:style-name="T3">IPv4, IPv6</text:span>), так и <text:span text:style-name="T3">DNS- </text:span>адресах — <text:span text:style-name="T188">эти объекты инкапсуллируют все эти адреса</text:span>.</text:p>
      <text:p text:style-name="P127">Объекты этого класса создаются не конструктором, а фабричными методами этого класса:</text:p>
      <text:p text:style-name="P127"><text:span text:style-name="T41">InetAddress.getLocalHost() - </text:span><text:span text:style-name="T187">возвращает объект (адреса локального хоста)</text:span><text:span text:style-name="T3">,</text:span></text:p>
      <text:p text:style-name="P127"><text:span text:style-name="T41">InetAdress.</text:span><text:span text:style-name="T81">getByName() - </text:span><text:span text:style-name="T187">возвращает объект (адреса указанного именем хоста)</text:span><text:span text:style-name="T28">,</text:span></text:p>
      <text:p text:style-name="P127"><text:span text:style-name="T81">InetAddress.getAllByNames() - </text:span><text:span text:style-name="T187">возвращает массив объектов (адреса указанных именем хостов; этот метод полезен, когда одному имени сопоставлен ряд </text:span><text:span text:style-name="T28">IP- </text:span><text:span text:style-name="T187">адресов — что обыкновенно для Интернета),</text:span></text:p>
      <text:p text:style-name="P127"><text:span text:style-name="T81">InetAddress.getDyAdress() - </text:span><text:span text:style-name="T187">возвращает объект (адреса указанного </text:span><text:span text:style-name="T28">IP- </text:span><text:span text:style-name="T187">адресом хоста)</text:span><text:span text:style-name="T28">.</text:span></text:p>
      <text:p text:style-name="P26"/>
      <text:p text:style-name="P26">Методы класса <text:span text:style-name="T3">InetAddress</text:span></text:p>
      <text:p text:style-name="P184"/>
      <text:p text:style-name="P184">toString()</text:p>
      <text:p text:style-name="P128"/>
      <text:p text:style-name="P130">используется для возврата строкового представления своего объекта; параметров не принимает;</text:p>
      <text:p text:style-name="P130">возвращает строковое предсталение своего объекта (<text:span text:style-name="T189">содержит </text:span><text:span text:style-name="T29">DNS- </text:span><text:span text:style-name="T189">адрес и </text:span><text:span text:style-name="T29">IP- </text:span><text:span text:style-name="T189">адрес</text:span>);</text:p>
      <text:p text:style-name="P129">возвращает строку;</text:p>
      <text:p text:style-name="P184"/>
      <text:p text:style-name="P184">equals()</text:p>
      <text:p text:style-name="P131"/>
      <text:p text:style-name="P132">используется для сравнения объектов;</text:p>
      <text:p text:style-name="P132">принимает параметр — объект <text:span text:style-name="T41">InetAddress </text:span><text:span text:style-name="T3">(</text:span>указанный объект<text:span text:style-name="T3">);</text:span></text:p>
      <text:p text:style-name="P132">сравнивает свой объект с указанным, и возвращает результат сравнения <text:span text:style-name="T3">(</text:span>сравнение производится по <text:span text:style-name="T3">DNS- </text:span>адресам<text:span text:style-name="T3">)</text:span>;</text:p>
      <text:p text:style-name="P132">возвращает логическое значение (<text:span text:style-name="T41">true – </text:span><text:span text:style-name="T3">equals,</text:span><text:span text:style-name="T41"> false – </text:span><text:span text:style-name="T3">no</text:span>);</text:p>
      <text:p text:style-name="P184"/>
      <text:p text:style-name="P184"><text:soft-page-break/>getAddress()</text:p>
      <text:p text:style-name="P131"/>
      <text:p text:style-name="P131">используется для возврата <text:span text:style-name="T3">IP- </text:span>адреса; параметров не принимает; возвращает <text:span text:style-name="T3">IP- </text:span>адрес из своего объекта; возвращает массив байтов;</text:p>
      <text:p text:style-name="P184"/>
      <text:p text:style-name="P184">getHostAddress()</text:p>
      <text:p text:style-name="P167"/>
      <text:p text:style-name="P132">используется для возврата адреса; параметров не принимает; возвращает адрес <text:span text:style-name="T190">(</text:span><text:span text:style-name="T30">IP, DNS</text:span><text:span text:style-name="T190">)</text:span> из своего объекта; возвращает <text:span text:style-name="T190">строку</text:span>;</text:p>
      <text:p text:style-name="P184"/>
      <text:p text:style-name="P184">getHostName()</text:p>
      <text:p text:style-name="P167"/>
      <text:p text:style-name="P132">используется для возврата <text:span text:style-name="T30">DNS</text:span><text:span text:style-name="T3">- </text:span>адреса; параметров не принимает; возвращает <text:span text:style-name="T30">DNS</text:span><text:span text:style-name="T3">- </text:span>адрес из своего объекта; возвращает массив байтов;</text:p>
      <text:p text:style-name="P184"/>
      <text:p text:style-name="P184">isMulticastAddress()</text:p>
      <text:p text:style-name="P167"/>
      <text:p text:style-name="P133">используется для проверки, является ли адрес групповым; параметров не принимает; проверяет, является ли адрес из своего объекта групповым; возвращает логичекое значение (<text:span text:style-name="T41">true –</text:span><text:span text:style-name="T3"> yes,</text:span><text:span text:style-name="T41"> false – </text:span><text:span text:style-name="T3">no</text:span>);</text:p>
      <text:p text:style-name="P167"/>
      <text:p text:style-name="P128">Этот класс имеет подклассы<text:span text:style-name="T39"> — </text:span><text:span text:style-name="T41">Inet4Address</text:span><text:span text:style-name="T3">,</text:span><text:span text:style-name="T41"> Inet6Address</text:span><text:span text:style-name="T3">; </text:span>они предназначены для использования только при использовании <text:span text:style-name="T3">IPv4, IPv6 </text:span>соответственно. Они поддерживаются языком сугубо для поддержки мультипротокольности на едином хосте. Если от программы на хосте не требуется мультипротокольности, то использоать эти классы не обязательно, и достаточно класса<text:span text:style-name="T39"> </text:span><text:span text:style-name="T41">InetAddress</text:span><text:span text:style-name="T3">.</text:span></text:p>
      <text:p text:style-name="P45"/>
      <text:p text:style-name="P45">Сокеты</text:p>
      <text:p text:style-name="P134"/>
      <text:p text:style-name="P134">Это собственно сокеты (также известные как «сокеты Беркли»).</text:p>
      <text:p text:style-name="P134">Сокеты используются приложениями/ протоколами (прикладного уровня) для двунаправленных соединений.</text:p>
      <text:p text:style-name="P134">ЯПВУ<text:span text:style-name="T39"> </text:span><text:span text:style-name="T41">Java </text:span>поддерживает сокеты для серверной и клиентской сторон. Серверная сторона ожидает запроса клиента, клиентская сторона инициирует запрос к серверу.</text:p>
      <text:p text:style-name="P34"/>
      <text:p text:style-name="P196">Констуктор класса <text:span text:style-name="T3">Socket</text:span></text:p>
      <text:p text:style-name="P185"/>
      <text:p text:style-name="P185">Socket()</text:p>
      <text:p text:style-name="P135"/>
      <text:p text:style-name="P135">конструктор класса<text:span text:style-name="T39"> </text:span><text:span text:style-name="T41">Socket</text:span><text:span text:style-name="T3">; </text:span>принимает параметры — строку (<text:span text:style-name="T3">DNS- </text:span>адрес, <text:span text:style-name="T192">на месте этойстроки можно указать и объект</text:span><text:span text:style-name="T115"> </text:span><text:span text:style-name="T82">InetAdress</text:span>),<text:span text:style-name="T39"> </text:span><text:span text:style-name="T41">int</text:span><text:span text:style-name="T3"> </text:span>(номер порта); <text:span text:style-name="T191">создает объект своего класса; возвращает ничтоже;</text:span></text:p>
      <text:p text:style-name="P136">после создания сокета происходит соединение клиента с сервером (оно выполняется неявно, самим языком);</text:p>
      <text:p text:style-name="P27"/>
      <text:p text:style-name="P27">Методы класса <text:span text:style-name="T3">Socket</text:span></text:p>
      <text:p text:style-name="P168"/>
      <text:p text:style-name="P186">getInetAddress()</text:p>
      <text:p text:style-name="P186"/>
      <text:p text:style-name="P137">используется для возврата объекта<text:span text:style-name="T39"> </text:span><text:span text:style-name="T41">InetAddress</text:span><text:span text:style-name="T3">; </text:span>параметов не принимает; возвращает объект<text:span text:style-name="T39"> </text:span><text:span text:style-name="T41">InetAddress</text:span><text:span text:style-name="T3">, </text:span>сопоставленный со своим объектом- сокетом; возвращает объект<text:span text:style-name="T39"> </text:span><text:span text:style-name="T41">InetAddress</text:span><text:span text:style-name="T3">;</text:span></text:p>
      <text:p text:style-name="P138">если сокет не подключен, то возвращает<text:span text:style-name="T39"> </text:span><text:span text:style-name="T41">null</text:span><text:span text:style-name="T3">;</text:span></text:p>
      <text:p text:style-name="P186"/>
      <text:p text:style-name="P186">getPort()</text:p>
      <text:p text:style-name="P168"/>
      <text:p text:style-name="P138">используется для возврата порта; параметров не принимает; возвращает удаленный порт своего объекта- сокета; возвращает<text:span text:style-name="T39"> </text:span><text:span text:style-name="T41">int</text:span><text:span text:style-name="T3">;</text:span></text:p>
      <text:p text:style-name="P138">если сокет не привязан, то возвращает<text:span text:style-name="T39"> 0</text:span>;</text:p>
      <text:p text:style-name="P186"/>
      <text:p text:style-name="P186">getLocalPort()</text:p>
      <text:p text:style-name="P168"/>
      <text:p text:style-name="P138">используется для возврата порта; параметров не принимает; возвращает локальный порт своего объекта- сокета; возвращает<text:span text:style-name="T39"> </text:span><text:span text:style-name="T41">int</text:span><text:span text:style-name="T3">;</text:span></text:p>
      <text:p text:style-name="P138"><text:span text:style-name="T3">если сокет не привязан, то возвращает</text:span><text:span text:style-name="T41"> -</text:span><text:span text:style-name="T39">1</text:span><text:span text:style-name="T3">;</text:span></text:p>
      <text:p text:style-name="P187"/>
      <text:p text:style-name="P187">getInputStream()</text:p>
      <text:p text:style-name="P139"/>
      <text:p text:style-name="P139">используется для возврата потока ввода; параметров не принимает; возвращает поток ввода, сопоста<text:span text:style-name="T194">в</text:span>ленный со своим объектом- сокетом; возвращает<text:span text:style-name="T39"> </text:span><text:span text:style-name="T41">InputStream</text:span><text:span text:style-name="T3">;</text:span></text:p>
      <text:p text:style-name="P187"/>
      <text:p text:style-name="P187">getOutputStream()</text:p>
      <text:p text:style-name="P169"/>
      <text:p text:style-name="P140"><text:span text:style-name="T3">используется для возврата потока в</text:span><text:span text:style-name="T31">ы</text:span><text:span text:style-name="T3">вода; параметров не принимает; возвращает поток </text:span>в<text:span text:style-name="T193">ы</text:span>вода<text:span text:style-name="T3">, сопоста</text:span><text:span text:style-name="T32">в</text:span><text:span text:style-name="T3">ленный со своим объектом- сокетом; возвращает</text:span><text:span text:style-name="T41"> </text:span><text:span text:style-name="T83">Out</text:span><text:span text:style-name="T41">putStream</text:span><text:span text:style-name="T3">;</text:span></text:p>
      <text:p text:style-name="P188"/>
      <text:p text:style-name="P188"><text:soft-page-break/>isConnected()</text:p>
      <text:p text:style-name="P141"/>
      <text:p text:style-name="P141">используется для проверки соединения; параметров не принимает; проверяет, произошло ли соединение клиента с сервером; возвращает логическое значение (<text:span text:style-name="T41">true – </text:span><text:span text:style-name="T3">yes,</text:span><text:span text:style-name="T41"> false – </text:span><text:span text:style-name="T3">no</text:span>);</text:p>
      <text:p text:style-name="P188"/>
      <text:p text:style-name="P188">connect()</text:p>
      <text:p text:style-name="P170"/>
      <text:p text:style-name="P141">используется для установки соединения;</text:p>
      <text:p text:style-name="P188"/>
      <text:p text:style-name="P188">isBound()</text:p>
      <text:p text:style-name="P170"/>
      <text:p text:style-name="P143">используется для проверки привязан ли сокет к адресу; параметров не принимает; проверяет, привязан ли свой объект- сокет к адресу;<text:span text:style-name="T195"> возвращает логическое значение (</text:span><text:span text:style-name="T84">true – </text:span><text:span text:style-name="T33">yes,</text:span><text:span text:style-name="T84"> false – </text:span><text:span text:style-name="T33">no</text:span><text:span text:style-name="T195">);</text:span></text:p>
      <text:p text:style-name="P188"/>
      <text:p text:style-name="P188">isClosed()</text:p>
      <text:p text:style-name="P171"/>
      <text:p text:style-name="P142"><text:span text:style-name="T3">используется для проверки </text:span><text:span text:style-name="T196">закрыт ли сокет</text:span><text:span text:style-name="T3">; параметров не принимает; проверяет, </text:span><text:span text:style-name="T196">закрыт</text:span><text:span text:style-name="T3"> ли с</text:span><text:span text:style-name="T196">вой сокет</text:span><text:span text:style-name="T3">; возвращает логическое значение (</text:span><text:span text:style-name="T41">true – </text:span><text:span text:style-name="T3">yes,</text:span><text:span text:style-name="T41"> false – </text:span><text:span text:style-name="T3">no);</text:span></text:p>
      <text:p text:style-name="P188"/>
      <text:p text:style-name="P188">close()</text:p>
      <text:p text:style-name="P170"/>
      <text:p text:style-name="P144">используется для закрытия сокета; параметров не принимает; закрывает свой объект- сокет; возвращает ничтоже;</text:p>
      <text:p text:style-name="P46"/>
      <text:p text:style-name="P46">Класс <text:span text:style-name="T3">URL</text:span></text:p>
      <text:p text:style-name="P180"/>
      <text:p text:style-name="P145">Этот класс используется для инкапсуллирования <text:span text:style-name="T3">URL.</text:span></text:p>
      <text:p text:style-name="P28"/>
      <text:p text:style-name="P28">Конструктор класса <text:span text:style-name="T3">URL</text:span></text:p>
      <text:p text:style-name="P172"/>
      <text:p text:style-name="P189">URL()</text:p>
      <text:p text:style-name="P189"/>
      <text:p text:style-name="P146">конструктор класса<text:span text:style-name="T39"> </text:span><text:span text:style-name="T41">URL</text:span><text:span text:style-name="T3">; </text:span>принимает параметры — строку (содержит <text:span text:style-name="T3">URL</text:span>), либо строку (протокол), строку (имя домена),<text:span text:style-name="T39"> </text:span><text:span text:style-name="T41">int/ String </text:span><text:span text:style-name="T3">(</text:span>номер порта<text:span text:style-name="T3">);</text:span></text:p>
      <text:p text:style-name="P197">создает объект своего класса;</text:p>
      <text:p text:style-name="P197">возвращает ничтоже;</text:p>
      <text:p text:style-name="P147">альтернативная форма конструктора принимает объект <text:span text:style-name="T3">URL, </text:span>и строку (<text:span text:style-name="T197">содержит </text:span><text:span text:style-name="T34">URL</text:span>);</text:p>
      <text:p text:style-name="P29"/>
      <text:p text:style-name="P29"><text:soft-page-break/>Класс <text:span text:style-name="T3">URLConnection</text:span></text:p>
      <text:p text:style-name="P148"/>
      <text:p text:style-name="P148">Этот класс служит для доступа к атрибутам ресурса в сети.</text:p>
      <text:p text:style-name="P148">Объекты этого класса создаются не конструктором, а методом<text:span text:style-name="T39"> </text:span><text:span text:style-name="T41">openConnection()</text:span><text:span text:style-name="T3"> </text:span>объекта<text:span text:style-name="T39"> </text:span><text:span text:style-name="T41">URL</text:span><text:span text:style-name="T3">: </text:span>метод параметров не прнимает, создает объект<text:span text:style-name="T39"> </text:span><text:span text:style-name="T41">URLConnection</text:span><text:span text:style-name="T3">.</text:span></text:p>
      <text:p text:style-name="P148">У класса<text:span text:style-name="T39"> </text:span><text:span text:style-name="T41">URLConnection </text:span>имеется ряд методов <text:span text:style-name="T198">(нижеописанные методы работают с заголокими </text:span><text:span text:style-name="T35">HTTP</text:span><text:span text:style-name="T198">)</text:span>.</text:p>
      <text:p text:style-name="P148">Метод<text:span text:style-name="T39"> </text:span><text:span text:style-name="T41">getContentLenght() </text:span>возвращает<text:span text:style-name="T39"> </text:span><text:span text:style-name="T41">int </text:span><text:span text:style-name="T3">(</text:span>количество байт контента,<text:span text:style-name="T39"> -1 — </text:span>если длина не доступна<text:span text:style-name="T3">), </text:span>парамтров не принимает.</text:p>
      <text:p text:style-name="P148">Метод<text:span text:style-name="T39"> </text:span><text:span text:style-name="T41">getContentLenghtLong() </text:span>возвращает<text:span text:style-name="T39"> </text:span><text:span text:style-name="T41">long </text:span><text:span text:style-name="T3">(</text:span>количество байт контента,<text:span text:style-name="T39"> -1 — </text:span>если длина не доступна<text:span text:style-name="T3">), </text:span>парамтров не принимает.</text:p>
      <text:p text:style-name="P149">Метод<text:span text:style-name="T39"> </text:span><text:span text:style-name="T41">getContentType() </text:span>возвращает заголовок<text:span text:style-name="T39"> </text:span><text:span text:style-name="T41">content-type </text:span><text:span text:style-name="T3">(</text:span>если тип содержимого недоступен — то<text:span text:style-name="T39"> </text:span><text:span text:style-name="T41">null</text:span><text:span text:style-name="T3">).</text:span></text:p>
      <text:p text:style-name="P149">Метод<text:span text:style-name="T39"> </text:span><text:span text:style-name="T41">getDate() </text:span>возращает время ответа (в мс с 01.01.1970).</text:p>
      <text:p text:style-name="P149">Метод<text:span text:style-name="T39"> </text:span><text:span text:style-name="T41">getExpiration() </text:span>возращает время срока действия ресурса (в мс с 01.01.1970).</text:p>
      <text:p text:style-name="P150">Метод<text:span text:style-name="T39"> </text:span><text:span text:style-name="T41">get</text:span><text:span text:style-name="T85">HeaderField</text:span><text:span text:style-name="T41">() </text:span>возращает <text:span text:style-name="T199">указанное параметром поле заголовка (параметр</text:span><text:span text:style-name="T116"> — </text:span><text:span text:style-name="T85">int</text:span><text:span text:style-name="T36">, </text:span><text:span text:style-name="T199">указывает индекс поля, или строка — имя поля заголовка), возвращает строку (если заголовка по указанному индексу не обнаружено — то</text:span><text:span text:style-name="T116"> </text:span><text:span text:style-name="T85">null</text:span><text:span text:style-name="T199">)</text:span>.</text:p>
      <text:p text:style-name="P150">Метод<text:span text:style-name="T39"> </text:span><text:span text:style-name="T41">get</text:span><text:span text:style-name="T85">HeaderFieldKey</text:span><text:span text:style-name="T41">() </text:span>возращает <text:span text:style-name="T199">указанный параметром ключ поля заголовка (параметр</text:span><text:span text:style-name="T116"> — </text:span><text:span text:style-name="T85">int</text:span><text:span text:style-name="T36">, </text:span><text:span text:style-name="T199">указывает индекс поля), возвращает строку (если заголовка по указанному индексу не обнаружено — то</text:span><text:span text:style-name="T116"> </text:span><text:span text:style-name="T85">null</text:span><text:span text:style-name="T199">)</text:span>.</text:p>
      <text:p text:style-name="P150">Метод<text:span text:style-name="T39"> </text:span><text:span text:style-name="T41">get</text:span><text:span text:style-name="T85">HeaderFiels</text:span><text:span text:style-name="T41">() </text:span>возращает <text:span text:style-name="T199">поля заголовка (ключи и значения), возвращает</text:span><text:span text:style-name="T116"> </text:span><text:span text:style-name="T85">Map</text:span>.</text:p>
      <text:p text:style-name="P151">Метод<text:span text:style-name="T39"> </text:span><text:span text:style-name="T41">getLastMoified() </text:span>возвращает время последнего изменения ресурса (в мс с 01.01.1970).</text:p>
      <text:p text:style-name="P151">Метод<text:span text:style-name="T39"> </text:span><text:span text:style-name="T41">getInputStream() </text:span>возвращает поток ввода.</text:p>
      <text:p text:style-name="P151">Этот класс имеет подкласс<text:span text:style-name="T39"> </text:span><text:span text:style-name="T41">HttpURLConnection() - </text:span>объект этого класса создается тем же методом<text:span text:style-name="T39"> </text:span><text:span text:style-name="T41">openConnection() - </text:span><text:span text:style-name="T200">затем результат явно приводится к типу</text:span><text:span text:style-name="T117"> </text:span><text:span text:style-name="T86">HttpURLConnection</text:span><text:span text:style-name="T37">. </text:span><text:span text:style-name="T200">Этот подкласс вводит вои методы.</text:span></text:p>
      <text:p text:style-name="P152">Метод<text:span text:style-name="T39"> </text:span><text:span text:style-name="T41">getFollowRedirects() </text:span>определяет, последует ли автоматическая переадресация, <text:span text:style-name="T201">возвращает логическое значение (</text:span><text:span text:style-name="T87">tue – </text:span><text:span text:style-name="T38">yes,</text:span><text:span text:style-name="T87"> false – </text:span><text:span text:style-name="T38">no</text:span><text:span text:style-name="T201">).</text:span></text:p>
      <text:p text:style-name="P153">Метод<text:span text:style-name="T39"> </text:span><text:span text:style-name="T41">get</text:span><text:span text:style-name="T87">RequestMethod</text:span><text:span text:style-name="T41">() </text:span><text:span text:style-name="T201">возвращает</text:span> <text:span text:style-name="T201">метод запроса (</text:span><text:span text:style-name="T87">GET</text:span><text:span text:style-name="T38">,</text:span><text:span text:style-name="T87"> POST, … </text:span><text:span text:style-name="T201">).</text:span></text:p>
      <text:p text:style-name="P153">Метод<text:span text:style-name="T39"> </text:span><text:span text:style-name="T41">get</text:span><text:span text:style-name="T87">ResponseCode</text:span><text:span text:style-name="T41">() </text:span><text:span text:style-name="T201">возвращает</text:span> <text:span text:style-name="T201">код ответа (</text:span><text:span text:style-name="T87">-1 – </text:span><text:span text:style-name="T140">если не определен).</text:span></text:p>
      <text:p text:style-name="P154"><text:span text:style-name="T140">Метод</text:span><text:span text:style-name="T118"> </text:span><text:span text:style-name="T87">getResponseCode() </text:span><text:span text:style-name="T140">возвращает </text:span><text:span text:style-name="T141">строку — сообщение</text:span><text:span text:style-name="T140"> ответа (</text:span><text:span text:style-name="T88">null</text:span><text:span text:style-name="T87"> – </text:span><text:span text:style-name="T140">если не</text:span><text:span text:style-name="T141">т</text:span><text:span text:style-name="T140">).</text:span></text:p>
      <text:p text:style-name="P155"><text:span text:style-name="T140">М</text:span><text:span text:style-name="T125">етод</text:span><text:span text:style-name="T39"> </text:span><text:span text:style-name="T41">setFollowRedirects() </text:span><text:span text:style-name="T125">устанавливает автоматическую переадресацию (принимает логическое значение), </text:span><text:span text:style-name="T142">возвращет ничтоже; этот метод статический</text:span><text:span text:style-name="T125">.</text:span></text:p>
      <text:p text:style-name="P156"><text:span text:style-name="T125">Метод</text:span><text:span text:style-name="T39"> </text:span><text:span text:style-name="T41">setRequestMathod() </text:span><text:span text:style-name="T125">устанавливает метод запроса, возр- ет ничтоже.</text:span></text:p>
      <text:p text:style-name="P47"/>
      <text:p text:style-name="P194">Использование сквозного транспорта</text:p>
      <text:p text:style-name="P160"/>
      <text:p text:style-name="P160"><text:span text:style-name="T125">Надежный транспорт не столь быстр как сквозной. Использование сквозного транспорта происходит с применением классов</text:span><text:span text:style-name="T39"> </text:span><text:span text:style-name="T41">DatagramSocket </text:span><text:span text:style-name="T126">(</text:span><text:span text:style-name="T125">сокет, используемый для сквозного транспорта</text:span><text:span text:style-name="T126">),</text:span><text:span text:style-name="T41"> DatagramPacket </text:span><text:span text:style-name="T125">(передаваемый пакет)</text:span><text:span text:style-name="T126">.</text:span></text:p>
      <text:p text:style-name="P47"/>
      <text:p text:style-name="P47">Класс <text:span text:style-name="T3">DatagramSocket</text:span></text:p>
      <text:p text:style-name="P30"/>
      <text:p text:style-name="P30">Конструктор класса <text:span text:style-name="T3">DatagramSocket</text:span></text:p>
      <text:p text:style-name="P198"/>
      <text:p text:style-name="P200">DatagramSocket()</text:p>
      <text:p text:style-name="P200"/>
      <text:p text:style-name="P161"><text:span text:style-name="T125">к</text:span><text:span text:style-name="T126">онструктор класса</text:span><text:span text:style-name="T41"> DatagramSocket</text:span><text:span text:style-name="T126">; </text:span><text:span text:style-name="T125">принимает параметры — либо ничего, либо </text:span><text:span text:style-name="T129">int (</text:span><text:span text:style-name="T144">номер порта</text:span><text:span text:style-name="T129">), </text:span><text:span text:style-name="T144">либо</text:span><text:span text:style-name="T119"> </text:span><text:span text:style-name="T89">int </text:span><text:span text:style-name="T129">(</text:span><text:span text:style-name="T144">номер порта</text:span><text:span text:style-name="T129">) </text:span><text:span text:style-name="T144">и</text:span><text:span text:style-name="T119"> </text:span><text:span text:style-name="T89">InetAdress </text:span><text:span text:style-name="T129">(</text:span><text:span text:style-name="T144">содержащий </text:span><text:span text:style-name="T129">IP- </text:span><text:span text:style-name="T144">адрес</text:span><text:span text:style-name="T129">), </text:span><text:span text:style-name="T144">либо</text:span><text:span text:style-name="T119"> </text:span><text:span text:style-name="T89">InetAddress </text:span><text:span text:style-name="T129">(</text:span><text:span text:style-name="T144">содержащий </text:span><text:span text:style-name="T129">IP- </text:span><text:span text:style-name="T144">адрес и порт</text:span><text:span text:style-name="T129">)</text:span><text:span text:style-name="T126">; </text:span><text:span text:style-name="T125">создает объект своего класса; возвращает ничтоже;</text:span></text:p>
      <text:p text:style-name="P31"/>
      <text:p text:style-name="P31">Методы класса <text:span text:style-name="T3">DatagramSocket</text:span></text:p>
      <text:p text:style-name="P173"/>
      <text:p text:style-name="P182"><text:span text:style-name="T125">Это методы, общие для различных сокетов (</text:span><text:span text:style-name="T3">getInetAdress()</text:span><text:span text:style-name="T126">,</text:span><text:span text:style-name="T3"> getLocalPort()</text:span><text:span text:style-name="T126">,</text:span><text:span text:style-name="T3"> getPort()</text:span><text:span text:style-name="T126">,</text:span><text:span text:style-name="T3"> isBound()</text:span><text:span text:style-name="T126">,</text:span><text:span text:style-name="T3"> isConnected()</text:span><text:span text:style-name="T126">,</text:span><text:span text:style-name="T3"> setSoTimeout()</text:span><text:span text:style-name="T126">,</text:span><text:span text:style-name="T3"> close()</text:span><text:span text:style-name="T125">), и следующие методы.</text:span></text:p>
      <text:p text:style-name="P191"/>
      <text:p text:style-name="P190">send()</text:p>
      <text:p text:style-name="P190"/>
      <text:p text:style-name="P162"><text:span text:style-name="T125">используется для отпраки пакета; принимает параметр</text:span><text:span text:style-name="T39"> — </text:span><text:span text:style-name="T41">DatagramPacket</text:span><text:span text:style-name="T126">; </text:span><text:span text:style-name="T125">пересылает указанный объект; возвращает ничтоже;</text:span></text:p>
      <text:p text:style-name="P190"/>
      <text:p text:style-name="P190">receive()</text:p>
      <text:p text:style-name="P162"/>
      <text:p text:style-name="P162"><text:span text:style-name="T125">используется для получения пакета; принимает параметр</text:span><text:span text:style-name="T39"> — </text:span><text:span text:style-name="T41">DatagramPacket</text:span><text:span text:style-name="T126">; </text:span><text:span text:style-name="T125">ожидает получения указанного объекта; возвращает ничтоже;</text:span></text:p>
      <text:p text:style-name="P48"/>
      <text:p text:style-name="P195">Класс <text:span text:style-name="T3">DatagramPacket</text:span></text:p>
      <text:p text:style-name="P32"/>
      <text:p text:style-name="P32">Конструктор класса <text:span text:style-name="T3">DatagramPacket</text:span></text:p>
      <text:p text:style-name="P201"/>
      <text:p text:style-name="P201">DatagramPacket()</text:p>
      <text:p text:style-name="P163"/>
      <text:p text:style-name="P163"><text:span text:style-name="T125">к</text:span><text:span text:style-name="T126">онструктор класса</text:span><text:span text:style-name="T41"> DatagramPacket</text:span><text:span text:style-name="T126">; </text:span><text:span text:style-name="T125">принимает параметры — массив байтов (полезная нагрузка),</text:span><text:span text:style-name="T39"> </text:span><text:span text:style-name="T41">int </text:span><text:span text:style-name="T126">(</text:span><text:span text:style-name="T125">смещение в буфере, этот параметр можно опустить</text:span><text:span text:style-name="T126">),</text:span><text:span text:style-name="T39"> </text:span><text:span text:style-name="T41">int </text:span><text:span text:style-name="T126">(</text:span><text:span text:style-name="T125">размер буфера</text:span><text:span text:style-name="T126">); </text:span><text:span text:style-name="T125">создает объект своего класса; возвращает ничтоже;</text:span></text:p>
      <text:p text:style-name="P163"><text:span text:style-name="T125">альтернативная форма конструктора принимает параметры — массив байтов (полезная нагрузка),</text:span><text:span text:style-name="T39"> </text:span><text:span text:style-name="T41">int </text:span><text:span text:style-name="T126">(</text:span><text:span text:style-name="T125">смещение в буфере, этот параметр можно опустить</text:span><text:span text:style-name="T126">),</text:span><text:span text:style-name="T39"> </text:span><text:span text:style-name="T41">int </text:span><text:span text:style-name="T126">(</text:span><text:span text:style-name="T125">размер буфера</text:span><text:span text:style-name="T126">),</text:span><text:span text:style-name="T41"> InetAddress </text:span><text:span text:style-name="T126">(</text:span><text:span text:style-name="T125">содержащий </text:span><text:span text:style-name="T126">IP- </text:span><text:span text:style-name="T125">адрес</text:span><text:span text:style-name="T126">),</text:span><text:span text:style-name="T41"> int </text:span><text:span text:style-name="T126">(</text:span><text:span text:style-name="T125">номер порта</text:span><text:span text:style-name="T126">);</text:span></text:p>
      <text:p text:style-name="P33"/>
      <text:p text:style-name="P33">Методы класса <text:span text:style-name="T3">DatagramPacket</text:span></text:p>
      <text:p text:style-name="P199"/>
      <text:p text:style-name="P202">getAddress()</text:p>
      <text:p text:style-name="P199"/>
      <text:p text:style-name="P166">используется для возврата адреса; параметров не принимает; возвращает адрес источника/приемника принимаемого/отправляемого пакета;</text:p>
      <text:p text:style-name="P166"><text:span text:style-name="T125">возвращает </text:span><text:span text:style-name="T41">InetAddress</text:span><text:span text:style-name="T126">;</text:span></text:p>
      <text:p text:style-name="P202"/>
      <text:p text:style-name="P202">getData()</text:p>
      <text:p text:style-name="P199"/>
      <text:p text:style-name="P166"><text:span text:style-name="T126">используется для возврата полезной нагрузки; параметров не принимает; возвращает полезн</text:span><text:span text:style-name="T125">ую</text:span><text:span text:style-name="T126"> нагрузк</text:span><text:span text:style-name="T125">у</text:span><text:span text:style-name="T126">;</text:span></text:p>
      <text:p text:style-name="P166"><text:span text:style-name="T126">возвращае</text:span><text:span text:style-name="T125">т массив байтов</text:span><text:span text:style-name="T126">;</text:span></text:p>
      <text:p text:style-name="P202"/>
      <text:p text:style-name="P202">getLenght()</text:p>
      <text:p text:style-name="P199"/>
      <text:p text:style-name="P165"><text:span text:style-name="T125">используется для возврата длины полезной нагрузки; параметров не принимает; возвращает длину полезной нагрузки; возвращает</text:span><text:span text:style-name="T39"> </text:span><text:span text:style-name="T41">int</text:span><text:span text:style-name="T126">;</text:span></text:p>
      <text:p text:style-name="P202"/>
      <text:p text:style-name="P202">getOffset()</text:p>
      <text:p text:style-name="P199"/>
      <text:p text:style-name="P165"><text:span text:style-name="T125">используется для возврата смещения; параметров не принимает; возвращает смещение; возвращает</text:span><text:span text:style-name="T39"> </text:span><text:span text:style-name="T41">int</text:span><text:span text:style-name="T126">;</text:span></text:p>
      <text:p text:style-name="P202"/>
      <text:p text:style-name="P202">getPort()</text:p>
      <text:p text:style-name="P199"/>
      <text:p text:style-name="P165"><text:span text:style-name="T125">используется для возврата номера порта; параметровне принимает; возвращает номер порта; возвращает</text:span><text:span text:style-name="T39"> </text:span><text:span text:style-name="T41">int</text:span><text:span text:style-name="T126">;</text:span></text:p>
      <text:p text:style-name="P202"/>
      <text:p text:style-name="P202"><text:soft-page-break/>setAddress()</text:p>
      <text:p text:style-name="P199"/>
      <text:p text:style-name="P164"><text:span text:style-name="T125">используется для установки адреса; принимает параметр</text:span><text:span text:style-name="T39"> — </text:span><text:span text:style-name="T41">InetAddress</text:span><text:span text:style-name="T126"> (</text:span><text:span text:style-name="T125">содержащий </text:span><text:span text:style-name="T126">IP- </text:span><text:span text:style-name="T125">адрес</text:span><text:span text:style-name="T126">); </text:span><text:span text:style-name="T125">задает указанный адрес отправки; возвращает ничтоже;</text:span></text:p>
      <text:p text:style-name="P202"/>
      <text:p text:style-name="P202">setData()</text:p>
      <text:p text:style-name="P199"/>
      <text:p text:style-name="P164"><text:span text:style-name="T125">используется для установки буфера; принимает параметры — массив байтов (на базе него формируется буфер),</text:span><text:span text:style-name="T39"> </text:span><text:span text:style-name="T41">int </text:span><text:span text:style-name="T126">(</text:span><text:span text:style-name="T125">смещение</text:span><text:span text:style-name="T126">), int (</text:span><text:span text:style-name="T125">размер</text:span><text:span text:style-name="T126">)</text:span><text:span text:style-name="T125">; руководствуясь переданными параметрами, создает буфер; возвращает ничтоже;</text:span></text:p>
      <text:p text:style-name="P202"/>
      <text:p text:style-name="P202">setLenght()</text:p>
      <text:p text:style-name="P199"/>
      <text:p text:style-name="P164"><text:span text:style-name="T125">используется для установки длины пакета; принимает параметр</text:span><text:span text:style-name="T39"> — </text:span><text:span text:style-name="T41">int </text:span><text:span text:style-name="T126">(</text:span><text:span text:style-name="T125">длина пакета</text:span><text:span text:style-name="T126">); </text:span><text:span text:style-name="T125">устанавлиает указанную длину пакета; возвращает ничтоже;</text:span></text:p>
      <text:p text:style-name="P202"/>
      <text:p text:style-name="P202">setPort()</text:p>
      <text:p text:style-name="P199"/>
      <text:p text:style-name="P164"><text:span text:style-name="T125">используется для установки порта; принимает параметр</text:span><text:span text:style-name="T39"> — </text:span><text:span text:style-name="T41">int </text:span><text:span text:style-name="T126">(</text:span><text:span text:style-name="T125">номер порта</text:span><text:span text:style-name="T126">); </text:span><text:span text:style-name="T125">устанавливает указанный порт; возвращает ничтоже;</text:span></text:p>
      <text:p text:style-name="P199"/>
      <text:p text:style-name="P193">Часть <text:span text:style-name="T202">3</text:span> (Сервлеты)</text:p>
      <text:p text:style-name="P36"/>
      <text:p text:style-name="P6">Сервлеты</text:p>
      <text:p text:style-name="P6"/>
      <text:p text:style-name="P157"><text:span text:style-name="T125">Сер</text:span><text:span text:style-name="T143">в</text:span><text:span text:style-name="T125">леты — это небольшие программы, работающие на стороне сервера, и расширяющие его возможности.</text:span></text:p>
      <text:p text:style-name="P158"><text:span text:style-name="T125">Ранее, функциональность сервлетов реализовалась приложениями </text:span><text:span text:style-name="T126">CGI (</text:span><text:span text:style-name="T125">эти приложения могли быть написаны на разных языках, в том числе компиллируемых</text:span><text:span text:style-name="T126">). </text:span><text:span text:style-name="T125">Эти приложения обнаруживали недостаточную производительность; разумеется, они (будучи предназначенными для исполнения на стороне сервера) в интересах их производительности поддерживали многозадачность — но они поддерживали многозадачность на уровне процессов (что требовало соответствующих ресурсов).</text:span></text:p>
      <text:p text:style-name="P159">Чтобы не сталкиваться с недостатками таких приложений и были разработаны средства разработки сервлетов.</text:p>
      <text:p text:style-name="P159"><text:span text:style-name="T125">Сервлеты исполняются на стороне сервера, и вызываются им по его логике. Жизненный цикл сервлета стартует по вызову его метода</text:span><text:span text:style-name="T39"> </text:span><text:span text:style-name="T41">init() - </text:span><text:span text:style-name="T125">этот метод выполняет инициализацию сервлета (и поэтому вызывается только на старте его жизненного цикла). Будучи инициализирован, сервлет готов к использованию; он вызывается сервером (по его логике) вызовом метода</text:span><text:span text:style-name="T39"> </text:span><text:span text:style-name="T41">service() </text:span><text:span text:style-name="T125">сервлета. Жизненный цикл сервлета завершается вызовом его метода</text:span><text:span text:style-name="T39"> </text:span><text:span text:style-name="T41">destroy()</text:span><text:span text:style-name="T126">.</text:span></text:p>
      <text:p text:style-name="P159"><text:span text:style-name="T125">Для разработки сервлетов употребляются соответствующие средства — средства сервера приложений</text:span><text:span text:style-name="T39"> </text:span><text:span text:style-name="T41">Glassfish </text:span><text:span text:style-name="T126">(</text:span><text:span text:style-name="T125">входит в комплект поставки</text:span><text:span text:style-name="T39"> </text:span><text:span text:style-name="T41">Java EE</text:span><text:span text:style-name="T126">), </text:span><text:span text:style-name="T125">либо контейнер сервлетов</text:span><text:span text:style-name="T39"> </text:span><text:span text:style-name="T41">Tomcat </text:span><text:span text:style-name="T126">(</text:span><text:span text:style-name="T125">поддерживается </text:span><text:span text:style-name="T126">Apache Software Foundation). </text:span><text:span text:style-name="T125">Оба эти средства позволяют разарабатывать свои сервлеты на ЯПВУ</text:span><text:span text:style-name="T39"> </text:span><text:span text:style-name="T41">Java</text:span><text:span text:style-name="T126">. </text:span><text:span text:style-name="T125">Подробнее об этих средствах — в соответствующей документ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1-25T21:43:23.497000000</dc:date>
    <meta:editing-duration>P1DT8H54M1S</meta:editing-duration>
    <meta:editing-cycles>12</meta:editing-cycles>
    <meta:document-statistic meta:table-count="0" meta:image-count="0" meta:object-count="0" meta:page-count="20" meta:paragraph-count="282" meta:word-count="4159" meta:character-count="34492" meta:non-whitespace-character-count="30459"/>
  </office:meta>
</office:document-meta>
</file>